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8bcc"/>
    </style:style>
    <style:style style:name="P2" style:family="paragraph" style:parent-style-name="Standard">
      <style:text-properties officeooo:paragraph-rsid="001575ff"/>
    </style:style>
    <style:style style:name="P3" style:family="paragraph" style:parent-style-name="Standard">
      <style:text-properties officeooo:paragraph-rsid="001fffdb"/>
    </style:style>
    <style:style style:name="P4" style:family="paragraph" style:parent-style-name="Standard">
      <style:text-properties officeooo:paragraph-rsid="002332eb"/>
    </style:style>
    <style:style style:name="P5" style:family="paragraph" style:parent-style-name="Standard">
      <style:text-properties officeooo:paragraph-rsid="00254d59"/>
    </style:style>
    <style:style style:name="P6" style:family="paragraph" style:parent-style-name="Standard">
      <style:text-properties officeooo:paragraph-rsid="0026c2f2"/>
    </style:style>
    <style:style style:name="P7" style:family="paragraph" style:parent-style-name="Standard">
      <style:text-properties officeooo:rsid="00324b39" officeooo:paragraph-rsid="00324b39"/>
    </style:style>
    <style:style style:name="P8" style:family="paragraph" style:parent-style-name="Standard">
      <style:text-properties officeooo:paragraph-rsid="00324b39"/>
    </style:style>
    <style:style style:name="P9" style:family="paragraph" style:parent-style-name="Standard">
      <style:text-properties officeooo:paragraph-rsid="0037eb47"/>
    </style:style>
    <style:style style:name="P10" style:family="paragraph" style:parent-style-name="Standard">
      <style:text-properties officeooo:paragraph-rsid="003dc661"/>
    </style:style>
    <style:style style:name="P11" style:family="paragraph" style:parent-style-name="Standard">
      <style:text-properties officeooo:paragraph-rsid="004b0087"/>
    </style:style>
    <style:style style:name="P12" style:family="paragraph" style:parent-style-name="Standard">
      <style:text-properties officeooo:paragraph-rsid="004e68ff"/>
    </style:style>
    <style:style style:name="P13" style:family="paragraph" style:parent-style-name="Standard">
      <style:text-properties officeooo:paragraph-rsid="0058a4e3"/>
    </style:style>
    <style:style style:name="P14" style:family="paragraph" style:parent-style-name="Standard">
      <style:text-properties officeooo:paragraph-rsid="005ca459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>
      <style:text-properties officeooo:paragraph-rsid="0067c3ac"/>
    </style:style>
    <style:style style:name="P17" style:family="paragraph" style:parent-style-name="Standard">
      <style:text-properties officeooo:paragraph-rsid="0068406b"/>
    </style:style>
    <style:style style:name="P18" style:family="paragraph" style:parent-style-name="Standard">
      <style:text-properties officeooo:paragraph-rsid="0069172a"/>
    </style:style>
    <style:style style:name="P19" style:family="paragraph" style:parent-style-name="Standard">
      <style:text-properties officeooo:paragraph-rsid="0035c5f0"/>
    </style:style>
    <style:style style:name="P20" style:family="paragraph" style:parent-style-name="Standard">
      <style:text-properties officeooo:paragraph-rsid="006cafe9"/>
    </style:style>
    <style:style style:name="P21" style:family="paragraph" style:parent-style-name="Standard">
      <style:text-properties officeooo:paragraph-rsid="006e1498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3465a4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64aa"/>
    </style:style>
    <style:style style:name="T2" style:family="text">
      <style:text-properties officeooo:rsid="001377a8"/>
    </style:style>
    <style:style style:name="T3" style:family="text">
      <style:text-properties officeooo:rsid="00138bcc"/>
    </style:style>
    <style:style style:name="T4" style:family="text">
      <style:text-properties officeooo:rsid="001575ff"/>
    </style:style>
    <style:style style:name="T5" style:family="text">
      <style:text-properties officeooo:rsid="00169ad7"/>
    </style:style>
    <style:style style:name="T6" style:family="text">
      <style:text-properties officeooo:rsid="0016a314"/>
    </style:style>
    <style:style style:name="T7" style:family="text">
      <style:text-properties officeooo:rsid="00184eb7"/>
    </style:style>
    <style:style style:name="T8" style:family="text">
      <style:text-properties officeooo:rsid="001967a9"/>
    </style:style>
    <style:style style:name="T9" style:family="text">
      <style:text-properties officeooo:rsid="001e0ee6"/>
    </style:style>
    <style:style style:name="T10" style:family="text">
      <style:text-properties officeooo:rsid="001e735c"/>
    </style:style>
    <style:style style:name="T11" style:family="text">
      <style:text-properties officeooo:rsid="001fffdb"/>
    </style:style>
    <style:style style:name="T12" style:family="text">
      <style:text-properties officeooo:rsid="0020b4a8"/>
    </style:style>
    <style:style style:name="T13" style:family="text">
      <style:text-properties officeooo:rsid="0021bc80"/>
    </style:style>
    <style:style style:name="T14" style:family="text">
      <style:text-properties officeooo:rsid="00228f89"/>
    </style:style>
    <style:style style:name="T15" style:family="text">
      <style:text-properties officeooo:rsid="0015117b"/>
    </style:style>
    <style:style style:name="T16" style:family="text">
      <style:text-properties officeooo:rsid="002332eb"/>
    </style:style>
    <style:style style:name="T17" style:family="text">
      <style:text-properties officeooo:rsid="0023dd06"/>
    </style:style>
    <style:style style:name="T18" style:family="text">
      <style:text-properties officeooo:rsid="00254d59"/>
    </style:style>
    <style:style style:name="T19" style:family="text">
      <style:text-properties officeooo:rsid="0025d505"/>
    </style:style>
    <style:style style:name="T20" style:family="text">
      <style:text-properties officeooo:rsid="0026c2f2"/>
    </style:style>
    <style:style style:name="T21" style:family="text">
      <style:text-properties officeooo:rsid="00283586"/>
    </style:style>
    <style:style style:name="T22" style:family="text">
      <style:text-properties officeooo:rsid="0029a1ce"/>
    </style:style>
    <style:style style:name="T23" style:family="text">
      <style:text-properties officeooo:rsid="002a3e4c"/>
    </style:style>
    <style:style style:name="T24" style:family="text">
      <style:text-properties officeooo:rsid="002b5db8"/>
    </style:style>
    <style:style style:name="T25" style:family="text">
      <style:text-properties officeooo:rsid="002bbfb7"/>
    </style:style>
    <style:style style:name="T26" style:family="text">
      <style:text-properties officeooo:rsid="002dbef5"/>
    </style:style>
    <style:style style:name="T27" style:family="text">
      <style:text-properties officeooo:rsid="002f15c8"/>
    </style:style>
    <style:style style:name="T28" style:family="text">
      <style:text-properties officeooo:rsid="002f17ec"/>
    </style:style>
    <style:style style:name="T29" style:family="text">
      <style:text-properties officeooo:rsid="00301fed"/>
    </style:style>
    <style:style style:name="T30" style:family="text">
      <style:text-properties officeooo:rsid="0031b6d0"/>
    </style:style>
    <style:style style:name="T31" style:family="text">
      <style:text-properties officeooo:rsid="00324b39"/>
    </style:style>
    <style:style style:name="T32" style:family="text">
      <style:text-properties officeooo:rsid="0033db37"/>
    </style:style>
    <style:style style:name="T33" style:family="text">
      <style:text-properties officeooo:rsid="0035c5f0"/>
    </style:style>
    <style:style style:name="T34" style:family="text">
      <style:text-properties officeooo:rsid="00365dc1"/>
    </style:style>
    <style:style style:name="T35" style:family="text">
      <style:text-properties officeooo:rsid="00372475"/>
    </style:style>
    <style:style style:name="T36" style:family="text">
      <style:text-properties officeooo:rsid="0037eb47"/>
    </style:style>
    <style:style style:name="T37" style:family="text">
      <style:text-properties officeooo:rsid="00391f64"/>
    </style:style>
    <style:style style:name="T38" style:family="text">
      <style:text-properties officeooo:rsid="003dc661"/>
    </style:style>
    <style:style style:name="T39" style:family="text">
      <style:text-properties officeooo:rsid="001dd35a"/>
    </style:style>
    <style:style style:name="T40" style:family="text">
      <style:text-properties officeooo:rsid="00409666"/>
    </style:style>
    <style:style style:name="T41" style:family="text">
      <style:text-properties officeooo:rsid="0040f453"/>
    </style:style>
    <style:style style:name="T42" style:family="text">
      <style:text-properties officeooo:rsid="00429183"/>
    </style:style>
    <style:style style:name="T43" style:family="text">
      <style:text-properties officeooo:rsid="0042e6c4"/>
    </style:style>
    <style:style style:name="T44" style:family="text">
      <style:text-properties officeooo:rsid="00455c51"/>
    </style:style>
    <style:style style:name="T45" style:family="text">
      <style:text-properties officeooo:rsid="004595be"/>
    </style:style>
    <style:style style:name="T46" style:family="text">
      <style:text-properties officeooo:rsid="00476a29"/>
    </style:style>
    <style:style style:name="T47" style:family="text">
      <style:text-properties officeooo:rsid="0047add3"/>
    </style:style>
    <style:style style:name="T48" style:family="text">
      <style:text-properties officeooo:rsid="00498bd7"/>
    </style:style>
    <style:style style:name="T49" style:family="text">
      <style:text-properties officeooo:rsid="004a6f01"/>
    </style:style>
    <style:style style:name="T50" style:family="text">
      <style:text-properties officeooo:rsid="004b0087"/>
    </style:style>
    <style:style style:name="T51" style:family="text">
      <style:text-properties officeooo:rsid="004b27b9"/>
    </style:style>
    <style:style style:name="T52" style:family="text">
      <style:text-properties officeooo:rsid="004d1217"/>
    </style:style>
    <style:style style:name="T53" style:family="text">
      <style:text-properties officeooo:rsid="004e68ff"/>
    </style:style>
    <style:style style:name="T54" style:family="text">
      <style:text-properties officeooo:rsid="0051682e"/>
    </style:style>
    <style:style style:name="T55" style:family="text">
      <style:text-properties officeooo:rsid="00540132"/>
    </style:style>
    <style:style style:name="T56" style:family="text">
      <style:text-properties officeooo:rsid="005456a4"/>
    </style:style>
    <style:style style:name="T57" style:family="text">
      <style:text-properties officeooo:rsid="005467ea"/>
    </style:style>
    <style:style style:name="T58" style:family="text">
      <style:text-properties officeooo:rsid="0054f98c"/>
    </style:style>
    <style:style style:name="T59" style:family="text">
      <style:text-properties officeooo:rsid="005650a9"/>
    </style:style>
    <style:style style:name="T60" style:family="text">
      <style:text-properties officeooo:rsid="0056c84c"/>
    </style:style>
    <style:style style:name="T61" style:family="text">
      <style:text-properties officeooo:rsid="0058a4e3"/>
    </style:style>
    <style:style style:name="T62" style:family="text">
      <style:text-properties officeooo:rsid="0024e40f"/>
    </style:style>
    <style:style style:name="T63" style:family="text">
      <style:text-properties officeooo:rsid="005a807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5a807d" style:font-weight-asian="bold" style:font-weight-complex="bold"/>
    </style:style>
    <style:style style:name="T66" style:family="text">
      <style:text-properties fo:font-weight="bold" officeooo:rsid="006f3d65" style:font-weight-asian="bold" style:font-weight-complex="bold"/>
    </style:style>
    <style:style style:name="T67" style:family="text">
      <style:text-properties officeooo:rsid="005c2a66"/>
    </style:style>
    <style:style style:name="T68" style:family="text">
      <style:text-properties officeooo:rsid="005ca459"/>
    </style:style>
    <style:style style:name="T69" style:family="text">
      <style:text-properties officeooo:rsid="005e220f"/>
    </style:style>
    <style:style style:name="T70" style:family="text">
      <style:text-properties officeooo:rsid="005f5176"/>
    </style:style>
    <style:style style:name="T71" style:family="text">
      <style:text-properties officeooo:rsid="006108c7"/>
    </style:style>
    <style:style style:name="T72" style:family="text">
      <style:text-properties officeooo:rsid="00626ad1"/>
    </style:style>
    <style:style style:name="T73" style:family="text">
      <style:text-properties officeooo:rsid="00645875"/>
    </style:style>
    <style:style style:name="T74" style:family="text">
      <style:text-properties officeooo:rsid="0064d874"/>
    </style:style>
    <style:style style:name="T75" style:family="text">
      <style:text-properties officeooo:rsid="0066268b"/>
    </style:style>
    <style:style style:name="T76" style:family="text">
      <style:text-properties officeooo:rsid="0067c3ac"/>
    </style:style>
    <style:style style:name="T77" style:family="text">
      <style:text-properties officeooo:rsid="0068406b"/>
    </style:style>
    <style:style style:name="T78" style:family="text">
      <style:text-properties officeooo:rsid="0069172a"/>
    </style:style>
    <style:style style:name="T79" style:family="text">
      <style:text-properties officeooo:rsid="006b1030"/>
    </style:style>
    <style:style style:name="T80" style:family="text">
      <style:text-properties officeooo:rsid="006cafe9"/>
    </style:style>
    <style:style style:name="T81" style:family="text">
      <style:text-properties officeooo:rsid="006cbafb"/>
    </style:style>
    <style:style style:name="T82" style:family="text">
      <style:text-properties officeooo:rsid="006d09bf"/>
    </style:style>
    <style:style style:name="T83" style:family="text">
      <style:text-properties officeooo:rsid="006e1498"/>
    </style:style>
    <style:style style:name="T84" style:family="text">
      <style:text-properties officeooo:rsid="006f3d65"/>
    </style:style>
    <style:style style:name="T85" style:family="text">
      <style:text-properties officeooo:rsid="0070dab3"/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72in" fo:min-width="0.898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1098in" draw:marker-start-center="false" draw:marker-end="" draw:marker-end-width="0.1098in" draw:marker-end-center="false" draw:fill="solid" draw:fill-color="#3465a4" loext:fill-use-slide-background="false" draw:opacity="100%" draw:textarea-horizontal-align="justify" draw:textarea-vertical-align="middle" draw:auto-grow-height="false" fo:min-height="1.2138in" fo:min-width="0.3398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gular momentum</text:p>
      <text:p text:style-name="P22"><draw:g text:anchor-type="as-char" draw:z-index="0" draw:name="Group object 1" draw:style-name="gr1"><draw:line draw:style-name="gr2" draw:text-style-name="P23" svg:x1="0in" svg:y1="0.7504in" svg:x2="3.4295in" svg:y2="0.7504in"><text:p/></draw:line><draw:custom-shape draw:style-name="gr3" draw:text-style-name="P24" svg:width="1.0953in" svg:height="1.8732in" draw:transform="rotate (1.5707963267949) translate (0.755555555555556in 1.29791666666667in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23" svg:x1="0.0004in" svg:y1="0.7504in" svg:x2="0.9646in" svg:y2="0.7504in"><text:p/></draw:line><draw:line draw:style-name="gr5" draw:text-style-name="P23" svg:x1="0.9516in" svg:y1="0in" svg:x2="0.9516in" svg:y2="1.5in"><text:p/></draw:line><draw:line draw:style-name="gr6" draw:text-style-name="P23" svg:x1="1.4807in" svg:y1="1.2803in" svg:x2="0.422in" svg:y2="0.2197in"><text:p/></draw:line><draw:path draw:style-name="gr7" draw:text-style-name="P25" svg:width="0.4661in" svg:height="1.3827in" svg:x="1.8394in" svg:y="0.0858in" svg:viewBox="0 0 1185 3513" svg:d="M251 3126c-3 1-6 1-8 1h-198c23 44 48 85 74 122 52 74 108 131 166 169 28 18 57 32 86 42 28 9 58 14 86 14 30 0 58-5 87-14 29-10 57-24 86-42 58-38 113-95 166-169 53-75 101-167 144-272 43-106 81-226 111-357 62-263 95-560 95-864 0-303-33-601-95-864-30-130-68-250-111-356s-91-197-144-272-108-131-166-169c-29-18-57-32-86-42s-57-14-87-14c-28 0-58 4-86 14-29 10-58 24-86 42-58 38-114 94-166 169-6 8-11 16-17 25h141c3 0 6 1 9 3 3 1 5 3 7 6s3 6 3 10h-215c0-4 1-7 3-10 13-20 25-39 38-57 55-78 114-139 175-178 32-21 63-36 96-47 32-11 65-16 98-16s67 5 99 16 64 26 95 47c62 39 121 100 176 178 55 77 105 172 149 280 44 107 82 230 113 362 62 266 96 567 96 873 0 307-34 608-96 873-31 133-69 255-113 363s-94 202-149 280-114 138-176 178c-31 21-63 36-95 46-32 11-66 17-99 17s-66-6-98-17c-33-10-64-25-96-46-61-40-120-100-175-178-31-44-60-93-88-146z"><text:p/></draw:path><draw:custom-shape draw:style-name="gr8" draw:text-style-name="P26" svg:width="0.1185in" svg:height="0.1177in" svg:x="2.2429in" svg:y="0.8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>When the potential energy <text:span text:style-name="T73">(V) </text:span>in three dimensions depends only on the radial coordinate<text:span text:style-name="T73"> (r)</text:span>,<text:span text:style-name="T8"> </text:span>the potential <text:span text:style-name="T73">(V) </text:span>is said to be ‘spherically symmetric’, and the Hamiltonian <text:span text:style-name="T10">(H) </text:span>is invariant<text:span text:style-name="T8"> </text:span>under arbitrary rotations; in particular, the Hamiltonian is invariant under rotations<text:span text:style-name="T8"> </text:span>around the <text:span text:style-name="T9">(</text:span>x-, y-, and z-axes<text:span text:style-name="T9">)</text:span>. In the last chapter we found that for rotations around the<text:span text:style-name="T8"> </text:span>origin in the x–y plane, the rotation operator<text:span text:style-name="T10"> (Rz)</text:span><text:span text:style-name="T73">, [1].</text:span></text:p>
      <text:p text:style-name="Standard"/>
      <text:p text:style-name="Standard">There is nothing special about the z-axis; rotations around the x- and y-axes must<text:span text:style-name="T7"> </text:span>have the corresponding forms<text:span text:style-name="T10"> (Rx) and (Ry)</text:span><text:span text:style-name="T73">, [2 - 3].</text:span></text:p>
      <text:p text:style-name="Standard"/>
      <text:p text:style-name="Standard">In the case of rotations around different axes, the order of rotations is important.</text:p>
      <text:p text:style-name="Standard"/>
      <text:p text:style-name="Standard">For example, consider a cylindrical object lying along the z-axis, <text:span text:style-name="T74">the</text:span> first a rotation by 90° around the z-axis, and then a<text:span text:style-name="T7"> </text:span>rotation by 90° along the y-axis. The first rotation, around the z-axis, leaves the<text:span text:style-name="T7"> </text:span>object oriented along the z-axis. The second rotation, around the y-axis, brings the<text:span text:style-name="T7"> </text:span>object to a final position along the x-axis. Now reverse the order of coordinate<text:span text:style-name="T7"> </text:span>transformations: a rotation around the y-axis takes the object to the x-axis, and after<text:span text:style-name="T7"> </text:span>the subsequent rotation around the z-axis the object lies along the y-axis. Thus the<text:span text:style-name="T7"> </text:span>two rotations, performed in different orders, have different outcomes.</text:p>
      <text:p text:style-name="Standard"/>
      <text:p text:style-name="P3">It follows that, although we expect the angular momentum operators <text:span text:style-name="T11">(</text:span>Lx, Ly, Lz<text:span text:style-name="T11">) </text:span>to commute<text:span text:style-name="T7"> </text:span>with a symmetric Hamiltonian<text:span text:style-name="T11"> (H)</text:span>, we do not expect <text:span text:style-name="T11">(</text:span>Lx, Ly, Lz<text:span text:style-name="T11">)</text:span> to<text:span text:style-name="T7"> </text:span>commute with each other. The energy eigen<text:span text:style-name="T74"> </text:span><text:soft-page-break/>values <text:span text:style-name="T11">(</text:span><text:span text:style-name="T74">O</text:span><text:span text:style-name="T11">) </text:span>will therefore be degenerate,<text:span text:style-name="T7"> </text:span>angular momentum <text:span text:style-name="T11">(w) </text:span>is conserved, and the angular momentum operators <text:span text:style-name="T11">(</text:span>Lx, Ly, Lz<text:span text:style-name="T11">) </text:span>can be used<text:span text:style-name="T7"> </text:span>to select among different complete sets <text:span text:style-name="T11">{</text:span><text:span text:style-name="T74">O</text:span><text:span text:style-name="T11">, E} </text:span>of energy eigen<text:span text:style-name="T74"> </text:span>states. In this chapter, we will<text:span text:style-name="T12"> </text:span>learn how to construct eigen<text:span text:style-name="T74"> </text:span>states of angular momentum, which is a necessary step<text:span text:style-name="T7"> </text:span>towards solving the Schrödinger equation for spherically symmetric potentials.</text:p>
      <text:p text:style-name="Standard"/>
      <text:h text:style-name="P15" text:outline-level="1"><text:span text:style-name="T12">A</text:span>ngular <text:span text:style-name="T12">M</text:span>omentum <text:span text:style-name="T12">C</text:span>ommutators</text:h>
      <text:p text:style-name="Standard"/>
      <text:p text:style-name="Standard">Angular momentum <text:span text:style-name="T12">(w) </text:span>in classical physics is defined as<text:span text:style-name="T12"> the cross product of the radius (r) and momentum (p), [1] </text:span>or, in components,<text:span text:style-name="T12"> </text:span><text:span text:style-name="T74">(Lx, Ly, Lz), </text:span><text:span text:style-name="T12">[2 - 7]</text:span><text:span text:style-name="T74">. </text:span>The corresponding quantum-mechanical operators are obtained by replacing p with<text:span text:style-name="T13"> [2 - 7]</text:span></text:p>
      <text:p text:style-name="Standard"/>
      <text:p text:style-name="P4">Spherical coordinates are related to Cartesian coordinates <text:span text:style-name="T74">using the trigonometric functions,</text:span><text:span text:style-name="T14"> [8 - 10]</text:span><text:span text:style-name="T74">,</text:span><text:span text:style-name="T14"> </text:span>and a spherically symmetric potential<text:span text:style-name="T74"> (V)</text:span>, also known as a central potential, is a function<text:span text:style-name="T6"> </text:span>which is independent of the angular coordinates <text:span text:style-name="T14">(</text:span>θ , <text:span text:style-name="T74">O</text:span><text:span text:style-name="T14">)</text:span>, <text:span text:style-name="T16">[11].</text:span></text:p>
      <text:p text:style-name="Standard"/>
      <text:p text:style-name="Standard">We have already deduced that the Hamiltonian <text:span text:style-name="T16">(H) </text:span>should commute with the angular<text:span text:style-name="T6"> </text:span>momentum operators<text:span text:style-name="T74"> (Lx, Ly, Lz)</text:span>, simply because the Hamiltonian <text:span text:style-name="T74">(H) </text:span>of a particle in a central<text:span text:style-name="T6"> </text:span>potential <text:span text:style-name="T74">(V) </text:span>is invariant under a rotation of coordinates, and the operators which<text:span text:style-name="T6"> </text:span>generate rotations are the exponential of the angular momentum operators<text:span text:style-name="T74"> (Lx, Ly, Lz)</text:span>. These<text:span text:style-name="T6"> </text:span>commutators can of course be checked directly, e.g. in the case of the z-component<text:span text:style-name="T6"> </text:span>of angular momentum <text:span text:style-name="T74">(w) </text:span>we have<text:span text:style-name="T16"> [12 - 13] </text:span>where<text:span text:style-name="T16"> [14 - 18] </text:span>and<text:span text:style-name="T16"> [19 - 23]</text:span><text:span text:style-name="T74">.</text:span></text:p>
      <text:p text:style-name="Standard"/>
      <text:p text:style-name="P4">This proves that<text:span text:style-name="T16"> individual angular momentum operators </text:span><text:span text:style-name="T11">(</text:span><text:span text:style-name="T16">Lx, Ly, Lz</text:span><text:span text:style-name="T11">)</text:span><text:span text:style-name="T16"> and (H) commute [24 - 26].</text:span></text:p>
      <text:p text:style-name="Standard"/>
      <text:p text:style-name="Standard">Similar steps show that<text:span text:style-name="T5"> </text:span><text:span text:style-name="T74">[Lz H] is Hermitian, </text:span>which means that in a central potential, angular momentum <text:span text:style-name="T74">(w) </text:span>is conserved.</text:p>
      <text:p text:style-name="Standard"/>
      <text:p text:style-name="P4">However, since the order of rotations around the <text:span text:style-name="T74">(</text:span>x, y, and z-axes<text:span text:style-name="T74">)</text:span> are important,<text:span text:style-name="T5"> </text:span>the operators <text:span text:style-name="T11">(</text:span><text:span text:style-name="T16">Lx, Ly, Lz</text:span><text:span text:style-name="T11">)</text:span> cannot commute among themselves<text:span text:style-name="T74">,</text:span><text:span text:style-name="T16"> [27 - 31]</text:span><text:span text:style-name="T74">.</text:span></text:p>
      <text:p text:style-name="Standard"/>
      <text:p text:style-name="Standard">Angular momentum commutation relations<text:span text:style-name="T16"> [32 - 34]</text:span><text:span text:style-name="T17">, where each is (i h-bar) of the 3rd Dimension vector, similar to the cross product of (x and y) results in a vector pointing along the z-axis.</text:span></text:p>
      <text:p text:style-name="Standard"/>
      <text:p text:style-name="P5">These angular momentum commutators <text:span text:style-name="T11">(</text:span><text:span text:style-name="T16">Lx, Ly, Lz</text:span><text:span text:style-name="T11">)</text:span> are the fundamental equations that will<text:span text:style-name="T5"> </text:span>be applied in this chapter. They will be used to determine both the eigen<text:span text:style-name="T74"> </text:span>values and<text:span text:style-name="T5"> </text:span>the eigen<text:span text:style-name="T74"> </text:span>states of angular <text:soft-page-break/>momentum<text:span text:style-name="T18"> </text:span><text:span text:style-name="T15">O</text:span><text:span text:style-name="T18"> [n] (r)</text:span>, by an algebraic method which closely<text:span text:style-name="T5"> </text:span>resembles the treatment of the harmonic oscillator.</text:p>
      <text:p text:style-name="Standard"/>
      <text:p text:style-name="P6">The fact that the angular momentum operators <text:span text:style-name="T11">(</text:span><text:span text:style-name="T16">Lx, Ly, Lz</text:span><text:span text:style-name="T11">)</text:span> commute with the Hamiltonian<text:span text:style-name="T18"> (H)</text:span>,<text:span text:style-name="T5"> </text:span>but not with each other, means that the energy eigenvalues <text:span text:style-name="T15">O</text:span><text:span text:style-name="T18"> [n] (r) </text:span>of the Hamiltonian <text:span text:style-name="T18">(H) </text:span>are<text:span text:style-name="T5"> </text:span>degenerate. It also means that all three components of angular momentum <text:span text:style-name="T18">(r, </text:span><text:span text:style-name="T15">θ</text:span><text:span text:style-name="T18">, </text:span><text:span text:style-name="T15">ϕ</text:span><text:span text:style-name="T18">) </text:span>cannot<text:span text:style-name="T5"> </text:span>be measured simultaneously, which tells us that there does not exist any physical<text:span text:style-name="T5"> </text:span>state in which the direction of angular momentum <text:span text:style-name="T19">(w) </text:span>is definite. However, despite the<text:span text:style-name="T5"> </text:span>fact that the direction of angular momentum<text:span text:style-name="T19"> (w)</text:span> is indefinite, there do exist states in<text:span text:style-name="T5"> </text:span>which the magnitude of angular momentum <text:span text:style-name="T19">|w| </text:span>is definite; these are eigen<text:span text:style-name="T74"> </text:span>states <text:span text:style-name="T15">O</text:span><text:span text:style-name="T18"> [n] (r)</text:span><text:span text:style-name="T19"> </text:span>of the<text:span text:style-name="T5"> </text:span>squared angular momentum operator<text:span text:style-name="T19"> </text:span><text:span text:style-name="T20">(L^2)</text:span><text:span text:style-name="T74">, [35].</text:span></text:p>
      <text:p text:style-name="Standard"/>
      <text:p text:style-name="P6">Each of the components of angular momentum commutes <text:span text:style-name="T74">(Lx, Ly, Lz) </text:span>with the<text:span text:style-name="T5"> </text:span>squared angular momentum operator<text:span text:style-name="T20"> </text:span><text:span text:style-name="T19">(</text:span>L<text:span text:style-name="T19">^</text:span>2<text:span text:style-name="T19">)</text:span><text:span text:style-name="T20">, with the help of the commutator relations</text:span><text:span text:style-name="T74">,</text:span><text:span text:style-name="T20"> [32 - 34]</text:span><text:span text:style-name="T74">. <text:s/></text:span>Adding the two commutators together gives zero<text:span text:style-name="T74">, [50], </text:span>and therefore <text:span text:style-name="T21">(</text:span>L<text:span text:style-name="T21">z)</text:span> commutes with<text:span text:style-name="T5"> </text:span><text:span text:style-name="T21">(</text:span>L<text:span text:style-name="T21">^</text:span><text:span text:style-name="T5">2</text:span><text:span text:style-name="T21">)</text:span>. The same result is obtained for the other components of angular momentum<text:span text:style-name="T74">, [51].</text:span></text:p>
      <text:p text:style-name="Standard"/>
      <text:p text:style-name="Standard"/>
      <text:p text:style-name="Standard"/>
      <text:h text:style-name="P15" text:outline-level="1"><text:span text:style-name="T21">E</text:span>igen<text:span text:style-name="T21"> V</text:span>alues of <text:span text:style-name="T21">A</text:span>ngular <text:span text:style-name="T21">M</text:span>omentum</text:h>
      <text:p text:style-name="Standard">The energy eigen<text:span text:style-name="T75"> </text:span>values of <text:span text:style-name="T21">(</text:span>H<text:span text:style-name="T21">)</text:span> , for a particle in a central potential<text:span text:style-name="T75"> (V)</text:span>, are degenerate,<text:span text:style-name="T5"> </text:span>since <text:span text:style-name="T21">(</text:span>H<text:span text:style-name="T21">)</text:span> commutes with the components of angular momentum<text:span text:style-name="T75"> (Lx, Ly, Lz)</text:span>, which do not<text:span text:style-name="T5"> </text:span>commute with each other. The same can be said for the eigen<text:span text:style-name="T75"> </text:span>values of <text:span text:style-name="T21">(</text:span>L^2<text:span text:style-name="T21">)</text:span> . These<text:span text:style-name="T5"> </text:span>eigen<text:span text:style-name="T75"> </text:span>values must be degenerate, because <text:span text:style-name="T21">(</text:span>L^2<text:span text:style-name="T21">)</text:span> also commutes with <text:span text:style-name="T21">(</text:span>Lx, Ly, Lz<text:span text:style-name="T21">)</text:span>, which<text:span text:style-name="T4"> </text:span>do commute with each other. By the commutator theorem <text:span text:style-name="T21">(</text:span>L^2<text:span text:style-name="T21">)</text:span> and <text:span text:style-name="T21">(</text:span>Lx<text:span text:style-name="T21">)</text:span> have a<text:span text:style-name="T4"> </text:span>common set of eigen<text:span text:style-name="T74"> </text:span>states; so do <text:span text:style-name="T21">(</text:span>L^2<text:span text:style-name="T21">)</text:span> and <text:span text:style-name="T21">(</text:span>Ly<text:span text:style-name="T21">)</text:span>, and also <text:span text:style-name="T21">(</text:span>L^2<text:span text:style-name="T21">)</text:span> and <text:span text:style-name="T21">(</text:span>Lz<text:span text:style-name="T21">)</text:span>. But, again by the<text:span text:style-name="T4"> </text:span>commutator theorem, these must be different sets of eigen<text:span text:style-name="T74"> </text:span>states<text:span text:style-name="T75"> O[n], O [m]</text:span>.</text:p>
      <text:p text:style-name="Standard"/>
      <text:p text:style-name="Standard">Denote the eigen<text:span text:style-name="T74"> </text:span>states of <text:span text:style-name="T21">(</text:span>L^2<text:span text:style-name="T21">)</text:span> and, say, <text:span text:style-name="T21">(</text:span>Lz<text:span text:style-name="T21">)</text:span> , as Oab . Angular momentum has units of<text:span text:style-name="T4"> </text:span>action, i.e. energy × time, which are the same units as Planck’s constant (h-bar). So we<text:span text:style-name="T4"> </text:span>may as well write the eigenvalues of angular momentum in units of (h-bar) where<text:span text:style-name="T22"> [</text:span><text:span text:style-name="T23">1 - 2</text:span><text:span text:style-name="T22">]</text:span><text:span text:style-name="T23"> </text:span>where <text:span text:style-name="T23">(</text:span>a<text:span text:style-name="T23">)</text:span> and <text:span text:style-name="T23">(</text:span>b<text:span text:style-name="T23">)</text:span> are dimensionless numbers. The eigenvalues of <text:span text:style-name="T23">(</text:span>Lz<text:span text:style-name="T23">)</text:span> may be positive or<text:span text:style-name="T4"> </text:span>negative, but the eigenvalues of <text:span text:style-name="T23">(</text:span>L^2<text:span text:style-name="T23">)</text:span> are <text:span text:style-name="T75">always</text:span> positive, because <text:span text:style-name="T23">(</text:span>L^2<text:span text:style-name="T23">)</text:span> is a sum of<text:span text:style-name="T4"> </text:span>squares of Hermitian operators<text:span text:style-name="T23"> (H),</text:span> <text:span text:style-name="T23">[3 - 8]. This</text:span> establishes that the eigenvalues of <text:span text:style-name="T23">(</text:span>L^2<text:span text:style-name="T23">)</text:span> are positive semi-definite, and also that<text:span text:style-name="T24"> [b = +/- a], [9]</text:span></text:p>
      <text:p text:style-name="Standard"/>
      <text:p text:style-name="P16">The fact that <text:span text:style-name="T24">(</text:span>L^2<text:span text:style-name="T24">)</text:span> is a sum of squares of Hermitian operators, which commute in a<text:span text:style-name="T4"> </text:span>simple way among themselves (equation <text:span text:style-name="T25">[32 - 34]</text:span><text:span text:style-name="T75"> in the previous section</text:span>), suggests trying the same trick that<text:span text:style-name="T4"> </text:span>we used for the harmonic oscillator; i.e. the trick of introducing raising and lowering<text:span text:style-name="T4"> </text:span>operators<text:span text:style-name="T76"> (L+ and L-)</text:span>. So we define<text:span text:style-name="T76"> the angular momentum raising and lower operators </text:span><text:span text:style-name="T25">(L+, L-)</text:span><text:span text:style-name="T76">, a</text:span>nalog<text:span text:style-name="T76">ous</text:span> to <text:span text:style-name="T76">the energy raising and lowering operators </text:span><text:span text:style-name="T25">(</text:span>a<text:span text:style-name="T25">+</text:span>, a<text:span text:style-name="T25">-), [</text:span><text:span text:style-name="T75">1</text:span><text:span text:style-name="T25">0 - </text:span><text:span text:style-name="T75">1</text:span><text:span text:style-name="T25">1], </text:span>where <text:span text:style-name="T25">(</text:span>L−<text:span text:style-name="T25">)</text:span> is the Hermitian conjugate of <text:span text:style-name="T25">(</text:span>L+<text:span text:style-name="T25">)</text:span>, and express <text:span text:style-name="T25">(</text:span>L^2<text:span text:style-name="T25">)</text:span> in terms of these<text:span text:style-name="T4"> </text:span>operators,<text:span text:style-name="T25"> [</text:span><text:span text:style-name="T75">1</text:span><text:span text:style-name="T25">2 - </text:span><text:span text:style-name="T75">1</text:span><text:span text:style-name="T25">4].</text:span></text:p>
      <text:p text:style-name="Standard"/>
      <text:p text:style-name="Standard">Equivalently, <text:span text:style-name="T76">we can define the raising and lowering operators (L+, L-) in terms of (Lx, Ly) or (Lz),</text:span><text:span text:style-name="T25"> [</text:span><text:span text:style-name="T75">1</text:span><text:span text:style-name="T25">5 - </text:span><text:span text:style-name="T75">1</text:span><text:span text:style-name="T25">6]</text:span><text:span text:style-name="T76">. And redefine (L^2) in terms of the raising and lower operators (L+, L-),</text:span><text:span text:style-name="T25"> [</text:span><text:span text:style-name="T76">1</text:span><text:span text:style-name="T25">7 - </text:span><text:span text:style-name="T76">1</text:span><text:span text:style-name="T25">9]</text:span><text:span text:style-name="T76">.</text:span></text:p>
      <text:p text:style-name="Standard"/>
      <text:p text:style-name="P16"><text:span text:style-name="T76">In our work, w</text:span>e will need <text:span text:style-name="T76">to use t</text:span>he commutators of <text:span text:style-name="T26">(</text:span>Lz<text:span text:style-name="T26">)</text:span> with <text:span text:style-name="T26">(</text:span>L±<text:span text:style-name="T26">), </text:span><text:span text:style-name="T76">[Lz L+], </text:span><text:span text:style-name="T26">[</text:span><text:span text:style-name="T76">2</text:span><text:span text:style-name="T26">0 -</text:span><text:span text:style-name="T76"> 2</text:span><text:span text:style-name="T26">2]</text:span><text:span text:style-name="T76">, and [Lz L-],</text:span><text:span text:style-name="T26"> [</text:span><text:span text:style-name="T76">2</text:span><text:span text:style-name="T26">3].</text:span><text:span text:style-name="T76"> <text:s/>Both are summarized on lines [23 - 24].</text:span></text:p>
      <text:p text:style-name="Standard"/>
      <text:p text:style-name="Standard"><text:soft-page-break/>In summary, the commutators of <text:span text:style-name="T26">angular momentum</text:span><text:span text:style-name="T76"> [Lx Ly], [Ly, Lz], [Lz, Lx]</text:span><text:span text:style-name="T77">,</text:span><text:span text:style-name="T26"> [32 - 34]</text:span><text:span text:style-name="T77">,</text:span> can be replaced by<text:span text:style-name="T4"> </text:span>commutators involving <text:span text:style-name="T26">(</text:span>L±, Lz , and L^2<text:span text:style-name="T26">),</text:span> <text:span text:style-name="T26">[</text:span><text:span text:style-name="T77">2</text:span><text:span text:style-name="T27">4</text:span><text:span text:style-name="T26"> - </text:span><text:span text:style-name="T77">2</text:span><text:span text:style-name="T26">7]</text:span><text:span text:style-name="T27">.</text:span></text:p>
      <text:p text:style-name="Standard"/>
      <text:p text:style-name="P17">The point of introducing the <text:span text:style-name="T27">(</text:span>L±<text:span text:style-name="T27">)</text:span> operators is that they act on eigen<text:span text:style-name="T74"> </text:span>states <text:span text:style-name="T76">(O) </text:span>of <text:span text:style-name="T27">(</text:span>Lz<text:span text:style-name="T27">)</text:span> just<text:span text:style-name="T4"> </text:span>like the raising and lowering operators <text:span text:style-name="T76">(</text:span>a<text:span text:style-name="T76">-</text:span> and a<text:span text:style-name="T27">+)</text:span> act on eigen<text:span text:style-name="T74"> </text:span>states <text:span text:style-name="T76">(O) </text:span>of the harmonic<text:span text:style-name="T4"> </text:span>oscillator Hamiltonian<text:span text:style-name="T76"> (H)</text:span><text:span text:style-name="T77">.</text:span></text:p>
      <text:p text:style-name="P17"/>
      <text:p text:style-name="P17"><text:span text:style-name="T77">We can raise the state of an eigen energy (O) by adding more angular momentum (L+) to it, </text:span><text:span text:style-name="T27">[78].</text:span><text:span text:style-name="T77"> <text:s/>By, expanding the angular momentum operator (L+), we can see that the energy raised, is [ (h-bar) (b +1)], [29 - 32]. <text:s/>Compare this to the raising and lowering energy operators, and we see that the amount of energy is the same.</text:span></text:p>
      <text:p text:style-name="Standard"/>
      <text:p text:style-name="P18">The ‘raised’ eigen<text:span text:style-name="T74"> </text:span>state <text:span text:style-name="T29">(</text:span>O<text:span text:style-name="T29">)</text:span> is also an eigen<text:span text:style-name="T74"> </text:span>state of <text:span text:style-name="T28">(</text:span>L<text:span text:style-name="T28">^</text:span>2<text:span text:style-name="T28">)</text:span>, with the same eigenvalue<text:span text:style-name="T4"> </text:span>as O<text:span text:style-name="T28"> [</text:span>a<text:span text:style-name="T28">, </text:span>b<text:span text:style-name="T28">], [</text:span><text:span text:style-name="T77">3</text:span><text:span text:style-name="T30">3 - </text:span><text:span text:style-name="T77">3</text:span><text:span text:style-name="T30">6</text:span><text:span text:style-name="T28">]</text:span><text:span text:style-name="T30">, which means </text:span><text:span text:style-name="T78">the angular raising operator (L+) acting on the eigen state (O) is equivalent to the cosntant (C) times the eigen state (O), </text:span><text:span text:style-name="T30">[</text:span><text:span text:style-name="T77">3</text:span><text:span text:style-name="T30">7]</text:span>. This establishes the fact that <text:span text:style-name="T31">(</text:span>L+<text:span text:style-name="T31">)</text:span> is a raising operator,<text:span text:style-name="T4"> </text:span>analogous to the <text:span text:style-name="T31">(</text:span>a<text:span text:style-name="T31">+)</text:span> operator used in solving the harmonic oscillator. In a similar<text:span text:style-name="T4"> </text:span>way, we can show that <text:span text:style-name="T31">(</text:span>L−<text:span text:style-name="T31">)</text:span> is a lowering operator<text:span text:style-name="T78">,</text:span> <text:span text:style-name="T78">[38].</text:span></text:p>
      <text:p text:style-name="P7"/>
      <text:p text:style-name="P8"><text:span text:style-name="T78">By using the (Lz) operator on the eigen state (O3), </text:span><text:span text:style-name="T31">[</text:span><text:span text:style-name="T78">3</text:span><text:span text:style-name="T31">9 - </text:span><text:span text:style-name="T78">4</text:span><text:span text:style-name="T31">1]</text:span><text:span text:style-name="T33"> </text:span><text:span text:style-name="T78">we find </text:span>the eigen<text:span text:style-name="T78"> </text:span>value (h-bar)(b − 1). It is also<text:span text:style-name="T4"> </text:span>an eigen<text:span text:style-name="T74"> </text:span>state of <text:span text:style-name="T31">(</text:span>L^2<text:span text:style-name="T31">)</text:span><text:span text:style-name="T78">,</text:span><text:span text:style-name="T32"> [</text:span><text:span text:style-name="T78">42 - 45</text:span><text:span text:style-name="T32">]</text:span><text:span text:style-name="T78">.</text:span></text:p>
      <text:p text:style-name="Standard"/>
      <text:p text:style-name="Standard">Therefore <text:span text:style-name="T32">(</text:span>L−<text:span text:style-name="T32">)</text:span> is a lowering operator<text:span text:style-name="T33"> [</text:span><text:span text:style-name="T78">46</text:span><text:span text:style-name="T33">] </text:span>where C<text:span text:style-name="T33"> [</text:span>a<text:span text:style-name="T33">, </text:span>b<text:span text:style-name="T33">]</text:span><text:span text:style-name="T4"> </text:span>is a constant.</text:p>
      <text:p text:style-name="Standard"/>
      <text:p text:style-name="Standard">In the case of the harmonic oscillator, we deduced from the fact that<text:span text:style-name="T79"> expectation of energy &lt;E&gt; is much greater than zero (</text:span> &lt;E &gt; ⩾ 0 <text:span text:style-name="T79">) </text:span>that<text:span text:style-name="T4"> </text:span>there must be a state of lowest energy <text:span text:style-name="T33">(</text:span>O0<text:span text:style-name="T33">)</text:span>, and therefore a lowest energy eigenvalue<text:span text:style-name="T4"> </text:span><text:span text:style-name="T33">(</text:span>E0<text:span text:style-name="T33">)</text:span>. Since the lowering operator a cannot produce a state of lower energy than E0, it<text:span text:style-name="T4"> </text:span>must annihilate the ground state<text:span text:style-name="T79">,</text:span><text:span text:style-name="T33"> [</text:span><text:span text:style-name="T79">47</text:span><text:span text:style-name="T33">].</text:span></text:p>
      <text:p text:style-name="Standard"/>
      <text:p text:style-name="Standard">The argument for angular momentum <text:span text:style-name="T79">(L) </text:span>is quite similar. We have already found<text:span text:style-name="T4"> </text:span>that the eigen<text:span text:style-name="T79"> </text:span>values of <text:span text:style-name="T33">(</text:span>Lz<text:span text:style-name="T33">)</text:span> have both a lower and an upper bound, for fixed (h-bar<text:span text:style-name="T33">^</text:span>2<text:span text:style-name="T33"> </text:span>a<text:span text:style-name="T33">^</text:span>2<text:span text:style-name="T33">)</text:span> ,<text:span text:style-name="T4"> </text:span>since<text:span text:style-name="T33"> (b = +/- a), [</text:span><text:span text:style-name="T79">48</text:span><text:span text:style-name="T33">].</text:span></text:p>
      <text:p text:style-name="Standard"/>
      <text:p text:style-name="P19">So let us denote the minimum value of <text:span text:style-name="T33">(</text:span>b<text:span text:style-name="T33">)</text:span> as <text:span text:style-name="T33">(</text:span>b<text:span text:style-name="T33">-</text:span>min<text:span text:style-name="T33">)</text:span> and the maximum value as<text:span text:style-name="T4"> </text:span><text:span text:style-name="T33">(</text:span>b<text:span text:style-name="T33">-</text:span>max<text:span text:style-name="T33">)</text:span>, where <text:span text:style-name="T79">| </text:span>b<text:span text:style-name="T33">-</text:span>min<text:span text:style-name="T79"> | and | </text:span>b<text:span text:style-name="T33">-</text:span>max<text:span text:style-name="T79"> |</text:span> <text:span text:style-name="T79">&lt;&lt;</text:span> a . The corresponding eigen<text:span text:style-name="T74"> </text:span>states <text:span text:style-name="T33">(O) </text:span>must have the property<text:span text:style-name="T79">, </text:span><text:span text:style-name="T33">[</text:span><text:span text:style-name="T79">4</text:span><text:span text:style-name="T33">9 - </text:span><text:span text:style-name="T79">50</text:span><text:span text:style-name="T33">]</text:span><text:span text:style-name="T79">.</text:span></text:p>
      <text:p text:style-name="Standard"><text:soft-page-break/>Now, we must be able to reach the highest state O <text:span text:style-name="T33">[</text:span>a<text:span text:style-name="T33">, </text:span>b<text:span text:style-name="T33">-</text:span>max<text:span text:style-name="T33">]</text:span> by acting successively on O <text:span text:style-name="T33">[</text:span>a<text:span text:style-name="T33">, </text:span>b<text:span text:style-name="T33">-</text:span>min<text:span text:style-name="T33">] </text:span>with the raising operator<text:span text:style-name="T33"> [</text:span><text:span text:style-name="T79">51</text:span><text:span text:style-name="T33">], </text:span>which implies, since the raising operator raises <text:span text:style-name="T33">(</text:span>b<text:span text:style-name="T33">)</text:span> to <text:span text:style-name="T33">(</text:span>b + 1<text:span text:style-name="T33">)</text:span>, that<text:span text:style-name="T33"> [</text:span><text:span text:style-name="T79">52 - 53</text:span><text:span text:style-name="T33">] </text:span>or, equivalently<text:span text:style-name="T79"> (b-avg)</text:span>,<text:span text:style-name="T33"> [</text:span><text:span text:style-name="T79">54</text:span><text:span text:style-name="T33"> - </text:span><text:span text:style-name="T79">56</text:span><text:span text:style-name="T33">].</text:span></text:p>
      <text:p text:style-name="Standard"/>
      <text:p text:style-name="P20">Next, using the expressions for <text:span text:style-name="T33">(</text:span>L^2<text:span text:style-name="T33">)</text:span> in <text:span text:style-name="T26">[</text:span><text:span text:style-name="T79">5</text:span><text:span text:style-name="T27">4</text:span><text:span text:style-name="T26"> - </text:span><text:span text:style-name="T79">56</text:span><text:span text:style-name="T26">]</text:span><text:span text:style-name="T34">, </text:span><text:span text:style-name="T79">we can show how to use the raising and lower operators (L+ L-) to achieve the same action, </text:span><text:span text:style-name="T34">[</text:span><text:span text:style-name="T79">57</text:span><text:span text:style-name="T34"> - </text:span><text:span text:style-name="T79">58</text:span><text:span text:style-name="T34">] </text:span>so<text:span text:style-name="T79"> </text:span>that<text:span text:style-name="T34"> <text:s/></text:span><text:span text:style-name="T79">(a^2) </text:span><text:span text:style-name="T80">is b-min multiplied with b-max plus one, </text:span><text:span text:style-name="T34">[5</text:span><text:span text:style-name="T79">9</text:span><text:span text:style-name="T34"> - </text:span><text:span text:style-name="T79">6</text:span><text:span text:style-name="T34">0]. </text:span>Likewise,<text:span text:style-name="T34"> </text:span><text:span text:style-name="T80">(L^2) acting on the eigen state (O), can be lowered, </text:span><text:span text:style-name="T34">[</text:span><text:span text:style-name="T80">6</text:span><text:span text:style-name="T34">1 - </text:span><text:span text:style-name="T80">62</text:span><text:span text:style-name="T34">] </text:span>so that<text:span text:style-name="T4"> </text:span><text:span text:style-name="T80">(a^2) is b-min multiplied with b-max minus one, </text:span><text:span text:style-name="T34">[</text:span><text:span text:style-name="T80">63</text:span><text:span text:style-name="T34">].</text:span></text:p>
      <text:p text:style-name="P2"/>
      <text:p text:style-name="Standard">Equating the <text:span text:style-name="T80">the two forms of (a^2), </text:span><text:span text:style-name="T35">[</text:span><text:span text:style-name="T80">64 - 65</text:span><text:span text:style-name="T35">]</text:span> and <text:span text:style-name="T35">[</text:span><text:span text:style-name="T81">66</text:span><text:span text:style-name="T35"> - </text:span><text:span text:style-name="T81">69</text:span><text:span text:style-name="T35">], we get </text:span><text:span text:style-name="T81">can how (a^2) is related to the quantum number (n), </text:span><text:span text:style-name="T35">[</text:span><text:span text:style-name="T81">70</text:span><text:span text:style-name="T35"> - </text:span><text:span text:style-name="T81">71</text:span><text:span text:style-name="T35">]</text:span><text:span text:style-name="T79">.</text:span></text:p>
      <text:p text:style-name="Standard"/>
      <text:p text:style-name="Standard">It is customary to use the <text:span text:style-name="T35">quantum numbers </text:span>notation<text:span text:style-name="T35"> [</text:span><text:span text:style-name="T81">70</text:span><text:span text:style-name="T35"> - </text:span><text:span text:style-name="T81">71</text:span><text:span text:style-name="T35">] </text:span>to relabel eigen<text:span text:style-name="T74"> </text:span>states O<text:span text:style-name="T35"> [</text:span>a<text:span text:style-name="T35">, </text:span>b<text:span text:style-name="T35">]</text:span> as O<text:span text:style-name="T35"> [</text:span>l<text:span text:style-name="T35">, </text:span>m<text:span text:style-name="T35">]</text:span><text:span text:style-name="T81">, [72 - 73]</text:span> . </text:p>
      <text:p text:style-name="Standard"/>
      <text:p text:style-name="Standard">The eigen<text:span text:style-name="T81"> </text:span>values<text:span text:style-name="T81"> (O)</text:span> of angular momentum<text:span text:style-name="T35"> </text:span><text:span text:style-name="T81">(L), </text:span><text:span text:style-name="T35">[</text:span><text:span text:style-name="T81">74</text:span><text:span text:style-name="T35"> - </text:span><text:span text:style-name="T81">75</text:span><text:span text:style-name="T35">]</text:span><text:span text:style-name="T81">.</text:span></text:p>
      <text:p text:style-name="Standard"/>
      <text:p text:style-name="Standard">Note that, as predicted, the eigenvalues of <text:span text:style-name="T35">(</text:span>L^2<text:span text:style-name="T35">)</text:span> are degenerate: to each eigenvalue<text:span text:style-name="T3"> </text:span>L<text:span text:style-name="T35">^</text:span>2 = l (l + 1)(h-bar<text:span text:style-name="T35">^2</text:span>) there are <text:span text:style-name="T35">(</text:span>2l + 1<text:span text:style-name="T35">)</text:span> linearly independent eigen<text:span text:style-name="T74"> </text:span>states O<text:span text:style-name="T35"> [</text:span>l<text:span text:style-name="T35">, </text:span>m<text:span text:style-name="T35">]</text:span>, for values of <text:span text:style-name="T35">(</text:span>m<text:span text:style-name="T35">)</text:span><text:span text:style-name="T3"> </text:span>in the range <text:span text:style-name="T35">[m = -l .. l ]</text:span> , as in <text:span text:style-name="T35">[118 - 121]</text:span>. In other words, each <text:span text:style-name="T35">(</text:span>L<text:span text:style-name="T35">^</text:span>2<text:span text:style-name="T35">)</text:span> eigenvalue is<text:span text:style-name="T3"> </text:span>(2l + 1)-fold degenerate.</text:p>
      <text:p text:style-name="Standard"/>
      <text:p text:style-name="Standard"/>
      <text:h text:style-name="P15" text:outline-level="1"><text:span text:style-name="T74">A</text:span>ngular <text:span text:style-name="T74">M</text:span>omentum <text:span text:style-name="T74">C</text:span>ones</text:h>
      <text:p text:style-name="Standard"/>
      <text:p text:style-name="P9">It is time to pause and interpret the remarkable result, equation<text:span text:style-name="T83">s</text:span><text:span text:style-name="T82"> from the previous section</text:span> <text:span text:style-name="T35">[</text:span><text:span text:style-name="T82">72</text:span><text:span text:style-name="T35"> - </text:span><text:span text:style-name="T82">75</text:span><text:span text:style-name="T35">]</text:span>, of the last<text:span text:style-name="T3"> </text:span>section. What we have found is that angular momentum is ‘quantized’, in the sense<text:span text:style-name="T3"> </text:span>that a measurement of the magnitude of angular momentum will only find one of the<text:span text:style-name="T3"> </text:span>discrete set of values<text:span text:style-name="T36"> [1 - 2] </text:span>and a measurement of the component of angular momentum along a certain axis,<text:span text:style-name="T3"> </text:span>e.g. the z-axis, would only find one of the possible values<text:span text:style-name="T36"> [</text:span><text:span text:style-name="T82">3</text:span><text:span text:style-name="T36"> - </text:span><text:span text:style-name="T82">4</text:span><text:span text:style-name="T36">].</text:span></text:p>
      <text:p text:style-name="Standard"/>
      <text:p text:style-name="Standard">These eigen<text:span text:style-name="T82"> </text:span>values have been deduced without solving the Schrödinger equation, or<text:span text:style-name="T3"> </text:span>any other differential equation. They were obtained from the commutation relations<text:span text:style-name="T3"> </text:span><text:span text:style-name="T83">[Lx, Ly], [Ly, Lz], and [Lz, Lx] of the first section </text:span><text:span text:style-name="T36">[3</text:span><text:span text:style-name="T83">2</text:span><text:span text:style-name="T36"> - </text:span><text:span text:style-name="T83">3</text:span><text:span text:style-name="T36">4] </text:span>and a bit of clever algebra, nothing more.</text:p>
      <text:p text:style-name="Standard"/>
      <text:p text:style-name="Standard">Confirmation of these results comes from <text:span text:style-name="T36">n</text:span>ature. All elementary particles, for<text:span text:style-name="T3"> </text:span>example, have an intrinsic spin angular momentum<text:span text:style-name="T83"> (S)</text:span>. The magnitude of this spin<text:span text:style-name="T3"> </text:span>angular momentum <text:span text:style-name="T83">(S) </text:span>depends on the type of elementary particle, but it is always one<text:span text:style-name="T3"> </text:span>of the values<text:span text:style-name="T83"> for (l),</text:span> <text:span text:style-name="T36">[</text:span><text:span text:style-name="T83">4</text:span><text:span text:style-name="T36">]</text:span>. The π-meson has <text:span text:style-name="T36">'</text:span>spin <text:span text:style-name="T36">zero',</text:span> corresponding to <text:span text:style-name="T36">(</text:span>l = 0<text:span text:style-name="T36">)</text:span>. Electrons,<text:span text:style-name="T3"> </text:span>protons, neutrons, and quarks have ‘spin 1<text:span text:style-name="T36">/</text:span>2’, i.e. their total spin angular momentum<text:span text:style-name="T3"> </text:span><text:span text:style-name="T83">(S) </text:span>has a magnitude<text:span text:style-name="T36"> [</text:span><text:span text:style-name="T83">5</text:span><text:span text:style-name="T36">], </text:span>corresponding to <text:span text:style-name="T36">(</text:span>l = 1<text:span text:style-name="T36">/</text:span>2<text:span text:style-name="T36">)</text:span> . The <text:span text:style-name="T36">(p)</text:span> and <text:span text:style-name="T36">(w)</text:span> mesons have ‘spin 1’, <text:span text:style-name="T36"><text:s/>[</text:span><text:span text:style-name="T83">6</text:span><text:span text:style-name="T36">] </text:span>corresponding to l = 1. The Δ-hyperon has ‘spin 2 ’ (l = 2 ), and so on. </text:p>
      <text:p text:style-name="P1"/>
      <text:p text:style-name="P1"><text:span text:style-name="T83">The </text:span>component of spin angular momentum<text:span text:style-name="T83"> (Sz)</text:span> along a particular axis can also be measured<text:span text:style-name="T3"> </text:span>experimentally via the particle magnetic moment. The component of magnetic<text:span text:style-name="T3"> </text:span>moment along a given axis is proportional to the spin angular momentum <text:span text:style-name="T83">(S) </text:span>along that<text:span text:style-name="T3"> </text:span>axis. Experimentally, the values of the component <text:span text:style-name="T83">(</text:span>Sz<text:span text:style-name="T83">)</text:span> along, e.g. the z-axis, obey the<text:span text:style-name="T3"> </text:span>relation <text:span text:style-name="T37">[</text:span><text:span text:style-name="T83">3</text:span><text:span text:style-name="T37"> - </text:span><text:span text:style-name="T83">4</text:span><text:span text:style-name="T37">]</text:span>. There are, however, some important differences between intrinsic<text:span text:style-name="T3"> </text:span>spin angular momentum (whose magnitude can never change for a given type of<text:span text:style-name="T3"> </text:span>particle) and orbital angular momentum, which can change by discrete amounts. We<text:span text:style-name="T3"> </text:span>will defer further discussion of spin angular momentum <text:span text:style-name="T83">to another</text:span> chapter.</text:p>
      <text:p text:style-name="Standard"/>
      <text:p text:style-name="P21">Apart from the fact that both the total magnitude<text:span text:style-name="T37"> | L |</text:span> and component <text:span text:style-name="T37">(</text:span>Lz<text:span text:style-name="T37">)</text:span> come in<text:span text:style-name="T3"> </text:span>discrete amounts<text:span text:style-name="T83">, using the</text:span> equation<text:span text:style-name="T83">s</text:span><text:span text:style-name="T82"> from the previous </text:span><text:soft-page-break/><text:span text:style-name="T82">section</text:span> <text:span text:style-name="T35">[</text:span><text:span text:style-name="T82">72</text:span><text:span text:style-name="T35"> - </text:span><text:span text:style-name="T82">75</text:span><text:span text:style-name="T35">]</text:span>, angular momentum <text:span text:style-name="T83">(L) </text:span>in quantum mechanics differs from<text:span text:style-name="T3"> </text:span>angular momentum <text:span text:style-name="T83">(w) </text:span>in classical mechanics in several ways. Of these, the most<text:span text:style-name="T3"> </text:span>striking is the fact that the angular momentum <text:span text:style-name="T83">(L) </text:span>in the z-direction (or in any other<text:span text:style-name="T3"> </text:span>direction) is always smaller than the magnitude of total (non-zero) angular<text:span text:style-name="T3"> </text:span>momentum. <text:span text:style-name="T37">(</text:span>Lz = l h-bar) is the largest possible value for <text:span text:style-name="T37">(</text:span>Lz<text:span text:style-name="T37">)</text:span>, and<text:span text:style-name="T3"> </text:span><text:span text:style-name="T83"><text:s/></text:span><text:span text:style-name="T37">(</text:span>l<text:span text:style-name="T37"> </text:span>h-bar) &lt;<text:span text:style-name="T3"> </text:span>l (l + 1) (h-bar)<text:span text:style-name="T37"> [</text:span><text:span text:style-name="T83">7</text:span><text:span text:style-name="T37">], </text:span>which means that the angular momentum can never be completely aligned in a<text:span text:style-name="T3"> </text:span>particular direction. In fact, if the angular momentum did point in a definite<text:span text:style-name="T3"> </text:span>direction, then all components <text:span text:style-name="T37">(</text:span>Lx, Ly, Lz<text:span text:style-name="T37">)</text:span> would be definite. But these components<text:span text:style-name="T3"> </text:span>cannot be simultaneously definite, because the corresponding operators do not<text:span text:style-name="T3"> </text:span>commute. This means that there is no physical state in which the angular momentum<text:span text:style-name="T3"> </text:span>points in a particular direction.</text:p>
      <text:p text:style-name="Standard"/>
      <text:p text:style-name="Standard">In classical physics, we visualize angular momentum <text:span text:style-name="T37">(</text:span>L<text:span text:style-name="T37">)</text:span> as a vector. In quantum<text:span text:style-name="T3"> </text:span>physics, it is better to visualize the angular momentum associated with a given<text:span text:style-name="T3"> </text:span>eigen<text:span text:style-name="T74"> </text:span>state O<text:span text:style-name="T37"> [</text:span>l<text:span text:style-name="T37">, </text:span>m<text:span text:style-name="T37">]</text:span> as a cone. In an eigen<text:span text:style-name="T74"> </text:span>state the magnitude of angular momentum <text:span text:style-name="T37">| L | </text:span><text:span text:style-name="T3"><text:s/></text:span>and the z-component <text:span text:style-name="T37">(</text:span>Lz<text:span text:style-name="T37">)</text:span> are fixed,<text:span text:style-name="T37"> [</text:span><text:span text:style-name="T83">8</text:span><text:span text:style-name="T37"> - </text:span><text:span text:style-name="T83">9</text:span><text:span text:style-name="T37">], </text:span>while values of <text:span text:style-name="T37">(</text:span>Lx<text:span text:style-name="T37">)</text:span> and <text:span text:style-name="T37">(</text:span>Ly<text:span text:style-name="T37">)</text:span> are indefinite; although their squared expectation values<text:span text:style-name="T37"> &lt;L^2&gt;</text:span><text:span text:style-name="T3"> </text:span>must satisfy<text:span text:style-name="T37"> [1</text:span><text:span text:style-name="T83">0</text:span><text:span text:style-name="T37">].</text:span></text:p>
      <text:p text:style-name="Standard"/>
      <text:p text:style-name="P21">We can picture the angular momentum associated with O<text:span text:style-name="T37"> [</text:span>l<text:span text:style-name="T37">, </text:span>m<text:span text:style-name="T37">]</text:span> as the cone of all vectors<text:span text:style-name="T37"> (L) </text:span>satisfying <text:span text:style-name="T83">the </text:span>equation<text:span text:style-name="T83">s</text:span><text:span text:style-name="T82"> from the previous section</text:span> <text:span text:style-name="T35">[</text:span><text:span text:style-name="T82">72</text:span><text:span text:style-name="T35"> - </text:span><text:span text:style-name="T82">75</text:span><text:span text:style-name="T35">]</text:span>. </text:p>
      <text:p text:style-name="P21"/>
      <text:p text:style-name="Standard">In classical mechanics it is easy to add two or more angular momenta; it is just a<text:span text:style-name="T3"> </text:span>matter of vector addition. In quantum mechanics, as one might imagine, the process<text:span text:style-name="T3"> </text:span>is more complicated. For example, suppose one has two electrons which are each in<text:span text:style-name="T3"> </text:span>angular momentum eigen<text:span text:style-name="T83"> </text:span>states<text:span text:style-name="T83"> (O)</text:span>, and we ask: ‘what is the total angular momentum of<text:span text:style-name="T3"> </text:span>the system?’ (How does one go about adding ‘cones’ of angular momentum?) The<text:span text:style-name="T3"> </text:span>procedure for addition of angular momentum will be explained in<text:span text:style-name="T83"> another</text:span> chapter.</text:p>
      <text:p text:style-name="Standard"/>
      <text:h text:style-name="P15" text:outline-level="1">Eigen<text:span text:style-name="T74"> F</text:span>unctions of <text:span text:style-name="T74">A</text:span>ngular <text:span text:style-name="T74">M</text:span>omentum</text:h>
      <text:p text:style-name="Standard"/>
      <text:p text:style-name="P10">In the case of the harmonic oscillator, we found the ground state wave function by<text:span text:style-name="T3"> </text:span>solving the first-order differential equation<text:span text:style-name="T38"> [</text:span><text:span text:style-name="T83">1</text:span><text:span text:style-name="T38">] </text:span>and then all other eigen<text:span text:style-name="T74"> </text:span>states <text:span text:style-name="T39">O</text:span><text:span text:style-name="T38"> [l, m] (x) </text:span>can be obtained by applying the raising operator <text:span text:style-name="T38">(</text:span>a<text:span text:style-name="T38">+)</text:span>. In<text:span text:style-name="T3"> </text:span>the case of angular momentum<text:span text:style-name="T83"> (L)</text:span>, the strategy is very similar. For a given <text:span text:style-name="T83">(</text:span>l<text:span text:style-name="T83">)</text:span>, we first<text:span text:style-name="T3"> </text:span>solve the first-order differential equations<text:span text:style-name="T38"> [</text:span><text:span text:style-name="T83">2</text:span><text:span text:style-name="T38"> - 3] </text:span>and then obtain all other O<text:span text:style-name="T38"> [</text:span>l<text:span text:style-name="T38">, </text:span>m<text:span text:style-name="T38">]</text:span> wave functions in the multiplet by applying successively<text:span text:style-name="T3"> </text:span>the lowering operator <text:span text:style-name="T38">(</text:span>L−<text:span text:style-name="T38">)</text:span>.</text:p>
      <text:p text:style-name="Standard"/>
      <text:p text:style-name="P10">It is much easier to solve these differential equations in spherical coordinates<text:span text:style-name="T38"> [</text:span><text:span text:style-name="T83">4</text:span><text:span text:style-name="T38"> - </text:span><text:span text:style-name="T83">6</text:span><text:span text:style-name="T38">] </text:span>because in spherical coordinates the <text:span text:style-name="T38">(</text:span>r<text:span text:style-name="T38">)</text:span> variable drops out of the angular momentum<text:span text:style-name="T3"> </text:span>operators<text:span text:style-name="T83"> (Lx, Ly, Lz, L^2)</text:span>:<text:span text:style-name="T38"> [</text:span><text:span text:style-name="T83">7</text:span><text:span text:style-name="T38"> -1</text:span><text:span text:style-name="T83">0</text:span><text:span text:style-name="T38">] </text:span>and therefore any eigen<text:span text:style-name="T74"> </text:span>state<text:span text:style-name="T83"> (O)</text:span> of angular momentum <text:span text:style-name="T83">(L) </text:span>has the form<text:span text:style-name="T38"> [</text:span><text:span text:style-name="T83">11</text:span><text:span text:style-name="T38">] </text:span>where<text:span text:style-name="T3"> </text:span><text:span text:style-name="T38">[1</text:span><text:span text:style-name="T83">2</text:span><text:span text:style-name="T38"> - 13]</text:span><text:span text:style-name="T3"> </text:span>and where f<text:span text:style-name="T38"> </text:span>(r) is any function such that the normalization condition<text:span text:style-name="T38"> [14 - 1</text:span><text:span text:style-name="T83">6</text:span><text:span text:style-name="T38">] </text:span>is satisfied. It is conventional to normalize the Y<text:span text:style-name="T38"> [</text:span>l<text:span text:style-name="T38">, </text:span>m<text:span text:style-name="T38">]</text:span> such that the integral over solid<text:span text:style-name="T3"> </text:span>angle is also equal to one<text:span text:style-name="T83">,</text:span><text:span text:style-name="T38"> [1</text:span><text:span text:style-name="T83">7</text:span><text:span text:style-name="T38">].</text:span></text:p>
      <text:p text:style-name="Standard"/>
      <text:p text:style-name="Standard">With this normalization, the Y<text:span text:style-name="T38">[</text:span>l<text:span text:style-name="T38">, </text:span>m<text:span text:style-name="T38">] </text:span>(θ, O ) are known as spherical harmonics.</text:p>
      <text:p text:style-name="Standard"/>
      <text:p text:style-name="Standard">In spherical coordinates, the raising and lowering operators are<text:span text:style-name="T83">,</text:span><text:span text:style-name="T40"> [1</text:span><text:span text:style-name="T83">8</text:span><text:span text:style-name="T40"> - </text:span><text:span text:style-name="T83">2</text:span><text:span text:style-name="T40">1]</text:span><text:span text:style-name="T83">,</text:span><text:span text:style-name="T40"> </text:span>and we solve the first-order differential equations<text:span text:style-name="T83">,</text:span><text:span text:style-name="T40"> [</text:span><text:span text:style-name="T83">22</text:span><text:span text:style-name="T40"> - </text:span><text:span text:style-name="T83">23</text:span><text:span text:style-name="T40">]</text:span><text:span text:style-name="T83">,</text:span><text:span text:style-name="T41"> </text:span>by the method of separation of variables<text:span text:style-name="T83">, </text:span><text:span text:style-name="T41">[</text:span><text:span text:style-name="T83">24</text:span><text:span text:style-name="T41">].</text:span></text:p>
      <text:p text:style-name="Standard"/>
      <text:p text:style-name="Standard">The <text:span text:style-name="T42">(</text:span>Lz<text:span text:style-name="T42">)</text:span> eigenvalue equation (for any m) becomes<text:span text:style-name="T83">,</text:span><text:span text:style-name="T42"> [</text:span><text:span text:style-name="T83">2</text:span><text:span text:style-name="T42">5]</text:span><text:span text:style-name="T83">,</text:span><text:span text:style-name="T42"> </text:span>which has the solution<text:span text:style-name="T83">,</text:span><text:span text:style-name="T42"> [</text:span><text:span text:style-name="T83">26</text:span><text:span text:style-name="T42">].</text:span></text:p>
      <text:p text:style-name="Standard"/>
      <text:p text:style-name="Standard">As was pointed out in the case of the ‘quantum corral’, discussed in the last chapter,<text:span text:style-name="T3"> </text:span>the angle <text:span text:style-name="T43">(</text:span>O = 0<text:span text:style-name="T43">)</text:span> is the same as the angle <text:span text:style-name="T43">(</text:span>O = 2π<text:span text:style-name="T43">)</text:span> , so the wave functions must satisfy<text:span text:style-name="T3"> </text:span>the periodicity condition<text:span text:style-name="T83">,</text:span><text:span text:style-name="T43"> [</text:span><text:span text:style-name="T83">27</text:span><text:span text:style-name="T43">].</text:span></text:p>
      <text:p text:style-name="Standard"/>
      <text:p text:style-name="Standard">But this means, since B<text:span text:style-name="T43"> </text:span>(O) = e<text:span text:style-name="T43">xp (</text:span>i<text:span text:style-name="T43"> </text:span>m<text:span text:style-name="T43"> </text:span>ϕ<text:span text:style-name="T43">)</text:span> <text:span text:style-name="T43">[</text:span><text:span text:style-name="T83">28</text:span><text:span text:style-name="T43">]</text:span>, that <text:span text:style-name="T83">(</text:span>m<text:span text:style-name="T83">)</text:span> must be restricted to the integer values<text:span text:style-name="T83">,</text:span><text:span text:style-name="T43"> [</text:span><text:span text:style-name="T83">29</text:span><text:span text:style-name="T43"> - </text:span><text:span text:style-name="T83">30</text:span><text:span text:style-name="T43">]</text:span><text:span text:style-name="T83">.</text:span></text:p>
      <text:p text:style-name="Standard"/>
      <text:p text:style-name="Standard">So, although we have found algebraically that <text:span text:style-name="T43">(</text:span>m<text:span text:style-name="T43">)</text:span> could have both integer and half-integer values<text:span text:style-name="T44"> [</text:span><text:span text:style-name="T83">30</text:span><text:span text:style-name="T44">], </text:span>it turns out that the periodicity <text:soft-page-break/>condition has ruled out the half-integer possibilities<text:span text:style-name="T3"> </text:span>for orbital angular momentum. As we will see in <text:span text:style-name="T83">another </text:span>chapter, the half-integer values<text:span text:style-name="T3"> </text:span>are still possible for intrinsic spin angular momentum, where the requirement of<text:span text:style-name="T3"> </text:span>angular periodicity of the wave function does not apply.</text:p>
      <text:p text:style-name="Standard"/>
      <text:p text:style-name="Standard">So far we have<text:span text:style-name="T44"> [</text:span><text:span text:style-name="T83">3</text:span><text:span text:style-name="T44">1 - </text:span><text:span text:style-name="T83">32</text:span><text:span text:style-name="T44">] </text:span>and in particular<text:span text:style-name="T44"> [</text:span><text:span text:style-name="T83">33</text:span><text:span text:style-name="T44">].</text:span></text:p>
      <text:p text:style-name="Standard"/>
      <text:p text:style-name="Standard">Applying the raising operator to this state, we must have<text:span text:style-name="T83">,</text:span><text:span text:style-name="T44"> [</text:span><text:span text:style-name="T83">34</text:span><text:span text:style-name="T45"> - </text:span><text:span text:style-name="T83">38</text:span><text:span text:style-name="T44">]</text:span><text:span text:style-name="T83">, </text:span>or<text:span text:style-name="T3"> </text:span><text:span text:style-name="T45">[3</text:span><text:span text:style-name="T83">9</text:span><text:span text:style-name="T45">]</text:span><text:span text:style-name="T3"> </text:span>which is solved by<text:span text:style-name="T3"> <text:s/></text:span><text:span text:style-name="T45">[4</text:span><text:span text:style-name="T83">0</text:span><text:span text:style-name="T45">]</text:span><text:span text:style-name="T83">.</text:span></text:p>
      <text:p text:style-name="Standard"/>
      <text:p text:style-name="Standard">Then<text:span text:style-name="T3"> </text:span><text:span text:style-name="T45">[</text:span><text:span text:style-name="T83">41</text:span><text:span text:style-name="T45">]</text:span><text:span text:style-name="T3"> </text:span>where <text:span text:style-name="T45">(</text:span>N<text:span text:style-name="T45">)</text:span> is a normalization constant, which is determined from the normalization<text:span text:style-name="T3"> </text:span>condition<text:span text:style-name="T45"> [</text:span><text:span text:style-name="T83">42</text:span><text:span text:style-name="T45"> - </text:span><text:span text:style-name="T83">44</text:span><text:span text:style-name="T45">] </text:span>where the <text:span text:style-name="T45">T</text:span>-function is a special function with the properties<text:span text:style-name="T45"> [</text:span><text:span text:style-name="T83">45</text:span><text:span text:style-name="T45"> - </text:span><text:span text:style-name="T83">47</text:span><text:span text:style-name="T45">] </text:span>and <text:span text:style-name="T45">( T </text:span>(n + 1) = n!<text:span text:style-name="T45"> )</text:span> for integer n. Of course, the normalization condition only<text:span text:style-name="T3"> </text:span>determines N, even assuming N is real, up to an overall sign. The convention is to<text:span text:style-name="T3"> </text:span>choose this sign to be ( −1)l , so that finally<text:span text:style-name="T45"> [</text:span><text:span text:style-name="T83">48</text:span><text:span text:style-name="T45">]</text:span><text:span text:style-name="T83">.</text:span></text:p>
      <text:p text:style-name="Standard"/>
      <text:p text:style-name="Standard">From here we can get the other Y<text:span text:style-name="T46"> [</text:span>l<text:span text:style-name="T46">, </text:span>m<text:span text:style-name="T46">]</text:span> using the lowering operator<text:span text:style-name="T46"> [</text:span><text:span text:style-name="T83">49</text:span><text:span text:style-name="T46">] </text:span>given the constants C<text:span text:style-name="T46">- [</text:span>l<text:span text:style-name="T46">, </text:span>m<text:span text:style-name="T46">]</text:span>. Corresponding constants C<text:span text:style-name="T46">+ [</text:span>l<text:span text:style-name="T46">, </text:span>m<text:span text:style-name="T46">]</text:span><text:span text:style-name="T3"> </text:span>are defined from<text:span text:style-name="T46"> [</text:span><text:span text:style-name="T83">50</text:span><text:span text:style-name="T46">] </text:span>and it is consistent to choose the C<text:span text:style-name="T46">+ [</text:span>l<text:span text:style-name="T46">, </text:span>m<text:span text:style-name="T46">]</text:span><text:span text:style-name="T3"> </text:span>to be real. To get the C<text:span text:style-name="T46">- [</text:span>l<text:span text:style-name="T46">, </text:span>m<text:span text:style-name="T46">]</text:span><text:span text:style-name="T3"> </text:span>constants, we again<text:span text:style-name="T3"> </text:span>resort to some clever algebra. We have<text:span text:style-name="T46"> [</text:span><text:span text:style-name="T83">51 - 52</text:span><text:span text:style-name="T46">]</text:span><text:span text:style-name="T47">.</text:span></text:p>
      <text:p text:style-name="Standard"/>
      <text:p text:style-name="Standard">Then<text:span text:style-name="T47"> [</text:span><text:span text:style-name="T83">53</text:span><text:span text:style-name="T47"> - </text:span><text:span text:style-name="T83">57</text:span><text:span text:style-name="T47">]</text:span><text:span text:style-name="T83"> </text:span>so that<text:span text:style-name="T47"> [</text:span><text:span text:style-name="T83">5</text:span><text:span text:style-name="T47">8]</text:span><text:span text:style-name="T83">. </text:span>Likewise<text:span text:style-name="T47"> [</text:span><text:span text:style-name="T83">59</text:span><text:span text:style-name="T47"> - </text:span><text:span text:style-name="T83">64</text:span><text:span text:style-name="T47">]</text:span><text:span text:style-name="T83">, </text:span>so that<text:span text:style-name="T47"> [</text:span><text:span text:style-name="T83">65</text:span><text:span text:style-name="T47">]</text:span><text:span text:style-name="T83">.</text:span></text:p>
      <text:p text:style-name="Standard"/>
      <text:p text:style-name="Standard">We can now compute all the Y<text:span text:style-name="T48"> [</text:span>l<text:span text:style-name="T48">, </text:span>m<text:span text:style-name="T48">]</text:span> using<text:span text:style-name="T48"> [</text:span><text:span text:style-name="T83">66</text:span><text:span text:style-name="T48">], <text:s/>[</text:span><text:span text:style-name="T83">67 - 68</text:span><text:span text:style-name="T48">]</text:span><text:span text:style-name="T83">.</text:span></text:p>
      <text:p text:style-name="Standard"/>
      <text:p text:style-name="Standard">Since Y<text:span text:style-name="T48"> [</text:span>l<text:span text:style-name="T48">, </text:span>l<text:span text:style-name="T48">]</text:span> was normalized to <text:span text:style-name="T83">one</text:span> in equation <text:span text:style-name="T48">[</text:span><text:span text:style-name="T83">42 - 43</text:span><text:span text:style-name="T48">]</text:span>, all of the Y<text:span text:style-name="T48"> [</text:span>l<text:span text:style-name="T48">, </text:span>m<text:span text:style-name="T48">]</text:span> obtained by applying<text:span text:style-name="T3"> </text:span>the lowering operator will also be normalized to 1. Also, since <text:span text:style-name="T48">[</text:span>L^2<text:span text:style-name="T48">]</text:span> and <text:span text:style-name="T48">[</text:span>Lz<text:span text:style-name="T48">]</text:span> are<text:span text:style-name="T3"> </text:span>Hermitian operators, spherical harmonics corresponding to different values of <text:span text:style-name="T49">(</text:span>l<text:span text:style-name="T49">)</text:span><text:span text:style-name="T3"> </text:span>and/or <text:span text:style-name="T49">(</text:span>m<text:span text:style-name="T49">)</text:span> will be orthogonal<text:span text:style-name="T49">, [</text:span><text:span text:style-name="T83">69</text:span><text:span text:style-name="T49">].</text:span></text:p>
      <text:p text:style-name="Standard"/>
      <text:h text:style-name="Heading_20_2" text:outline-level="2">Example: the l = 1 multiplet</text:h>
      <text:p text:style-name="Standard"/>
      <text:p text:style-name="Standard">As an example of the procedure, let us compute the <text:span text:style-name="T83">(</text:span>l = 1 multiplet<text:span text:style-name="T83">)</text:span> of spherical<text:span text:style-name="T3"> </text:span>harmonics, i.e. Y<text:span text:style-name="T49"> [</text:span>1<text:span text:style-name="T49">,</text:span>1<text:span text:style-name="T49">]</text:span>, Y<text:span text:style-name="T49"> [</text:span>1<text:span text:style-name="T49">,</text:span>0<text:span text:style-name="T49">]</text:span>, Y<text:span text:style-name="T49"> [</text:span>1,−1<text:span text:style-name="T49">]</text:span>. We begin with<text:span text:style-name="T49"> [</text:span><text:span text:style-name="T83">70</text:span><text:span text:style-name="T49">]</text:span><text:span text:style-name="T50"> </text:span>then<text:span text:style-name="T50"> [</text:span><text:span text:style-name="T83">72</text:span><text:span text:style-name="T50"> - </text:span><text:span text:style-name="T83">80</text:span><text:span text:style-name="T50">], [</text:span><text:span text:style-name="T83">81</text:span><text:span text:style-name="T50">] </text:span>and applying the lowering operator again<text:span text:style-name="T50"> [</text:span><text:span text:style-name="T83">8</text:span><text:span text:style-name="T50">2 - </text:span><text:span text:style-name="T83">87</text:span><text:span text:style-name="T50">].</text:span></text:p>
      <text:p text:style-name="Standard"/>
      <text:p text:style-name="P11"><text:soft-page-break/>It is easy to check that applying the lowering operator one more time annihilates the<text:span text:style-name="T3"> </text:span>state<text:span text:style-name="T50"> [</text:span><text:span text:style-name="T83">88</text:span><text:span text:style-name="T50">] </text:span>as it should. In fact, in constructing the spherical harmonics, we could start with the<text:span text:style-name="T3"> </text:span>solution of the differential equation<text:span text:style-name="T50"> [</text:span><text:span text:style-name="T83">88</text:span><text:span text:style-name="T50">], <text:s/></text:span>and obtain the rest of the Y<text:span text:style-name="T50"> [</text:span>l<text:span text:style-name="T50">, </text:span>m<text:span text:style-name="T50">]</text:span> by using the raising operator <text:span text:style-name="T50">(</text:span>L+<text:span text:style-name="T50">)</text:span>.<text:span text:style-name="T3"> </text:span>Of course, one rarely has to go to the trouble of computing the spherical<text:span text:style-name="T50"> </text:span>harmonics, since they are listed in many books. The first few, including the <text:span text:style-name="T50">(</text:span>l = 1<text:span text:style-name="T3"> </text:span>multiplet<text:span text:style-name="T83">)</text:span> we have just computed, are<text:span text:style-name="T50"> [</text:span><text:span text:style-name="T83">89</text:span><text:span text:style-name="T50"> - </text:span><text:span text:style-name="T83">97</text:span><text:span text:style-name="T50">]</text:span></text:p>
      <text:p text:style-name="Standard"/>
      <text:p text:style-name="Standard">There is a nice graphical way of representing the spherical harmonics. The modulus<text:span text:style-name="T3"> </text:span>of the spherical harmonics <text:span text:style-name="T50">| </text:span>Y<text:span text:style-name="T50"> [</text:span>l<text:span text:style-name="T50">, </text:span>m<text:span text:style-name="T50">] |</text:span> is a function only of <text:span text:style-name="T50">(</text:span>θ<text:span text:style-name="T50">)</text:span>, and is independent of O<text:span text:style-name="T3"> </text:span>(therefore <text:span text:style-name="T50">| </text:span>Y<text:span text:style-name="T50"> [</text:span>l<text:span text:style-name="T50">, </text:span>m<text:span text:style-name="T50">] | </text:span>= <text:span text:style-name="T50">| </text:span>Y<text:span text:style-name="T50"> [</text:span>l,−m<text:span text:style-name="T50">] | )</text:span>. So, in spherical coordinates (r, θ ) where <text:span text:style-name="T50">(</text:span>θ<text:span text:style-name="T50">)</text:span> is the angle<text:span text:style-name="T3"> </text:span>away from the z-axis, we plot the function<text:span text:style-name="T50"> [</text:span><text:span text:style-name="T83">98</text:span><text:span text:style-name="T50">].</text:span></text:p>
      <text:p text:style-name="Standard"/>
      <text:p text:style-name="P1">The resulting diagrams are shown in figure 3.</text:p>
      <text:p text:style-name="P1"/>
      <text:p text:style-name="Standard"/>
      <text:h text:style-name="P15" text:outline-level="1">The <text:span text:style-name="T83">R</text:span>igid <text:span text:style-name="T83">R</text:span>otator</text:h>
      <text:p text:style-name="Standard"/>
      <text:p text:style-name="Standard">As a first application of the spherical harmonics, let us consider a rigid rod with<text:span text:style-name="T3"> </text:span>moment of inertia <text:span text:style-name="T51">(</text:span>I<text:span text:style-name="T51">)</text:span>, which pivots freely around one fixed end at <text:span text:style-name="T51">(</text:span>r = 0<text:span text:style-name="T51">)</text:span>. Since the length<text:span text:style-name="T3"> </text:span>of the rod is fixed, the generalized coordinates are the angular position of the rod<text:span text:style-name="T3"> </text:span>(θ , ϕ ). The classical Hamiltonian<text:span text:style-name="T83"> (H)</text:span> describing the dynamics of this simple system is<text:span text:style-name="T51"> [</text:span><text:span text:style-name="T83">1</text:span><text:span text:style-name="T51">] </text:span>where <text:span text:style-name="T51">(L)</text:span> is the angular momentum<text:span text:style-name="T51"> vector</text:span>. The corresponding Schrödinger equation is then<text:span text:style-name="T3"> </text:span>simply<text:span text:style-name="T83">,</text:span><text:span text:style-name="T51"> [2 - </text:span><text:span text:style-name="T83">3</text:span><text:span text:style-name="T51">]</text:span><text:span text:style-name="T83">,</text:span><text:span text:style-name="T51"> </text:span>and the energy eigen<text:span text:style-name="T74"> </text:span>states <text:span text:style-name="T83">(O) </text:span>are angular momentum eigen<text:span text:style-name="T74"> </text:span>states<text:span text:style-name="T83"> (O),</text:span><text:span text:style-name="T51"> [</text:span><text:span text:style-name="T83">4</text:span><text:span text:style-name="T51"> - </text:span><text:span text:style-name="T83">5</text:span><text:span text:style-name="T51">]</text:span><text:span text:style-name="T83">.</text:span></text:p>
      <text:p text:style-name="Standard"/>
      <text:p text:style-name="Standard">We note that the energy eigenvalues are degenerate, as expected<text:span text:style-name="T51"> [</text:span><text:span text:style-name="T83">6</text:span><text:span text:style-name="T51"> - </text:span><text:span text:style-name="T83">7</text:span><text:span text:style-name="T51">].</text:span></text:p>
      <text:p text:style-name="Standard"/>
      <text:h text:style-name="P15" text:outline-level="1"><text:span text:style-name="T74">R</text:span>adial <text:span text:style-name="T74">E</text:span>quation for <text:span text:style-name="T74">C</text:span>entral <text:span text:style-name="T74">P</text:span>otentials</text:h>
      <text:p text:style-name="Standard"/>
      <text:p text:style-name="P12">It has already been noted that the angular momentum operators involve only <text:span text:style-name="T52">(</text:span>θ and<text:span text:style-name="T3"> </text:span>ϕ<text:span text:style-name="T52">)</text:span>, so an eigen<text:span text:style-name="T74"> </text:span>state<text:span text:style-name="T53"> (O)</text:span> of <text:span text:style-name="T52">(</text:span>L^2<text:span text:style-name="T52">)</text:span> and <text:span text:style-name="T52">(</text:span>Lz<text:span text:style-name="T52">)</text:span> has the general form<text:span text:style-name="T53"> [</text:span><text:span text:style-name="T84">1</text:span><text:span text:style-name="T53">]</text:span><text:span text:style-name="T54">, </text:span>where f<text:span text:style-name="T54"> </text:span>(r) is an arbitrary function of <text:span text:style-name="T54">(</text:span>r<text:span text:style-name="T54">)</text:span>. For central potentials V (r, θ , ϕ ) = V (r ), the<text:span text:style-name="T3"> </text:span>Hamiltonian commutes with the angular momentum operators, so by the commutator theorem <text:span text:style-name="T55">(</text:span>H, L<text:span text:style-name="T55">^</text:span>2, Lz<text:span text:style-name="T55">)</text:span> have a common set of eigen<text:span text:style-name="T74"> </text:span>states of the form <text:span text:style-name="T55">[</text:span><text:span text:style-name="T84">1</text:span><text:span text:style-name="T55">]</text:span>.</text:p>
      <text:p text:style-name="Standard"/>
      <text:p text:style-name="Standard">However, if <text:span text:style-name="T52">(</text:span>O<text:span text:style-name="T52">)</text:span> is an eigen<text:span text:style-name="T74"> </text:span>state of <text:span text:style-name="T52">(</text:span>H<text:span text:style-name="T52">)</text:span> , then the radial function f<text:span text:style-name="T52"> </text:span>(r) is no longer<text:span text:style-name="T3"> </text:span>arbitrary, but is determined from an ordinary differential equation in the variable r<text:span text:style-name="T3"> </text:span>known as the radial equation.</text:p>
      <text:p text:style-name="Standard"/>
      <text:p text:style-name="Standard">Let us begin with the classical Hamiltonian<text:span text:style-name="T56"> (H), [</text:span><text:span text:style-name="T84">2</text:span><text:span text:style-name="T56">]</text:span></text:p>
      <text:p text:style-name="Standard"/>
      <text:p text:style-name="Standard">The momentum vector <text:span text:style-name="T84">(</text:span>p<text:span text:style-name="T84">)</text:span>, in spherical coordinates, can be expressed as a sum of two<text:span text:style-name="T3"> </text:span>vectors, one of which (pr ) is parallel to the radial direction, and the other (p⊥)<text:span text:style-name="T3"> </text:span>perpendicular to the radial direction, i.e.<text:span text:style-name="T57"> [3 - </text:span><text:span text:style-name="T84">8</text:span><text:span text:style-name="T57">]</text:span><text:span text:style-name="T58"> </text:span>so that<text:span text:style-name="T58"> </text:span><text:span text:style-name="T84">the Hamiltonian (H) is written with respect to the momentum (p) components </text:span><text:span text:style-name="T58">[</text:span><text:span text:style-name="T84">9</text:span><text:span text:style-name="T58">] </text:span>where<text:span text:style-name="T58"> </text:span><text:span text:style-name="T84">the momentum vector (pr) composed of the momentum (p) and radius (r), </text:span><text:span text:style-name="T58">[</text:span><text:span text:style-name="T84">10</text:span><text:span text:style-name="T58">].</text:span></text:p>
      <text:p text:style-name="Standard"/>
      <text:p text:style-name="Standard">Upon quantization, <text:span text:style-name="T58">(</text:span>r, p and L<text:span text:style-name="T58">)</text:span> become operators,<text:span text:style-name="T58"> [</text:span><text:span text:style-name="T84">11</text:span><text:span text:style-name="T58"> - </text:span><text:span text:style-name="T84">13</text:span><text:span text:style-name="T58">]</text:span><text:span text:style-name="T84">,</text:span><text:span text:style-name="T58"> </text:span>and we define the operator corresponding to p<text:span text:style-name="T58">[</text:span>r<text:span text:style-name="T58">]</text:span> as<text:span text:style-name="T84">,</text:span><text:span text:style-name="T58"> [</text:span><text:span text:style-name="T84">14</text:span><text:span text:style-name="T58">].</text:span></text:p>
      <text:p text:style-name="Standard"/>
      <text:p text:style-name="Standard">This ordering of <text:span text:style-name="T59">(</text:span>r and p<text:span text:style-name="T59">)</text:span> is chosen so that <text:span text:style-name="T59">( </text:span>p<text:span text:style-name="T59"> [</text:span>r<text:span text:style-name="T59">] )</text:span> is a Hermitian operator. If we had<text:span text:style-name="T3"> </text:span>simply substituted <text:span text:style-name="T84">momentum </text:span><text:span text:style-name="T59">(</text:span>p<text:span text:style-name="T59">) for </text:span><text:span text:style-name="T84">the momentum operator </text:span><text:span text:style-name="T59">(</text:span>p<text:span text:style-name="T84">~</text:span><text:span text:style-name="T59">)</text:span> in<text:span text:style-name="T84"> the Hamiltonian equation (H),</text:span> <text:span text:style-name="T59">[</text:span><text:span text:style-name="T84">9</text:span><text:span text:style-name="T59">]</text:span>, then <text:span text:style-name="T59">( </text:span>p<text:span text:style-name="T59"> [</text:span>r<text:span text:style-name="T59">] )</text:span> would not be Hermitian, and neither<text:span text:style-name="T3"> </text:span>would the Hamiltonian<text:span text:style-name="T84"> (H)</text:span>, which involves <text:span text:style-name="T59">( </text:span>p<text:span text:style-name="T59"> </text:span><text:span text:style-name="T84">[</text:span>r<text:span text:style-name="T84">]^</text:span>2<text:span text:style-name="T84"> </text:span><text:span text:style-name="T59">)</text:span>. In terms of differential operators<text:span text:style-name="T59"> </text:span><text:span text:style-name="T84">[p[r] F] is _____, </text:span><text:span text:style-name="T59">[</text:span><text:span text:style-name="T84">15</text:span><text:span text:style-name="T59"> - </text:span><text:span text:style-name="T84">19</text:span><text:span text:style-name="T59">].</text:span></text:p>
      <text:p text:style-name="Standard"/>
      <text:p text:style-name="Standard">In terms of th<text:span text:style-name="T84">e momentum</text:span> operator<text:span text:style-name="T84"> ( p[r] )</text:span>, <text:span text:style-name="T84">[20], </text:span>the Schrödinger equation<text:span text:style-name="T60"> </text:span>is<text:span text:style-name="T60"> [</text:span><text:span text:style-name="T84">21</text:span><text:span text:style-name="T60">] </text:span>or, explicitly<text:span text:style-name="T84">,</text:span><text:span text:style-name="T60"> [</text:span><text:span text:style-name="T84">21 - 23</text:span><text:span text:style-name="T60">].</text:span></text:p>
      <text:p text:style-name="Standard"/>
      <text:p text:style-name="Standard">This equation could be obtained more quickly by starting from<text:span text:style-name="T60"> [2</text:span><text:span text:style-name="T84">4</text:span><text:span text:style-name="T60">] </text:span>and then just expressing <text:span text:style-name="T60">(</text:span>∇<text:span text:style-name="T60">^</text:span>2<text:span text:style-name="T60">)</text:span> in spherical coordinates<text:span text:style-name="T60"> [25]</text:span></text:p>
      <text:p text:style-name="Standard"/>
      <text:p text:style-name="P13"><text:soft-page-break/>Comparing <text:span text:style-name="T60">(</text:span>∇<text:span text:style-name="T60">^</text:span>2<text:span text:style-name="T60">)</text:span> to <text:span text:style-name="T61">the angular momentum </text:span>operators<text:span text:style-name="T61"> (Lx, Ly, Lz, L^2)</text:span> <text:span text:style-name="T60">[</text:span><text:span text:style-name="T84">7</text:span><text:span text:style-name="T60"> - 1</text:span><text:span text:style-name="T84">0</text:span><text:span text:style-name="T60">]</text:span>, we see that it contains the operator <text:span text:style-name="T61">(</text:span>L^2<text:span text:style-name="T61">)</text:span>,<text:span text:style-name="T61"> </text:span>although<text:span text:style-name="T2"> </text:span>the reason for this is not so clear. The appearance of the angular momentum<text:span text:style-name="T2"> </text:span>operator, on the other hand, is quite obvious from <text:span text:style-name="T84">the Hamiltonian (H) </text:span>equation<text:span text:style-name="T84">,</text:span> <text:span text:style-name="T61">[</text:span><text:span text:style-name="T84">9</text:span><text:span text:style-name="T61">]</text:span>.</text:p>
      <text:p text:style-name="Standard"/>
      <text:p text:style-name="P13">Having found the eigen<text:span text:style-name="T74"> </text:span>states of angular momentum<text:span text:style-name="T61"> (</text:span><text:span text:style-name="T62">O</text:span><text:span text:style-name="T61">)</text:span>, we write<text:span text:style-name="T61"> [2</text:span><text:span text:style-name="T84">6</text:span><text:span text:style-name="T61">] </text:span>where the index <text:span text:style-name="T61">(</text:span>k<text:span text:style-name="T61">)</text:span> is introduced to distinguish between states of different energy,<text:span text:style-name="T2"> </text:span>which have the same eigenvalues of <text:span text:style-name="T61">(</text:span>L^2<text:span text:style-name="T61">)</text:span> and <text:span text:style-name="T61">(</text:span>Lz<text:span text:style-name="T61">)</text:span>. </text:p>
      <text:p text:style-name="P13"/>
      <text:p text:style-name="P13">Substitute into the Schrödinger<text:span text:style-name="T2"> </text:span>equation<text:span text:style-name="T63"> [2</text:span><text:span text:style-name="T84">8</text:span><text:span text:style-name="T63"> - </text:span><text:span text:style-name="T84">30</text:span><text:span text:style-name="T63">]</text:span></text:p>
      <text:p text:style-name="Standard"/>
      <text:p text:style-name="Standard">Cancelling Y<text:span text:style-name="T63"> [</text:span>l<text:span text:style-name="T63">, </text:span>m<text:span text:style-name="T63">]</text:span> on both sides of the equation, we note that neither the potential <text:span text:style-name="T84">(V) </text:span>nor<text:span text:style-name="T2"> </text:span>the differential operator <text:span text:style-name="T84">(___) </text:span>depend on <text:span text:style-name="T84">(</text:span>m<text:span text:style-name="T84">)</text:span>, so we can write that R<text:span text:style-name="T63"> [</text:span>k<text:span text:style-name="T63">, </text:span>l<text:span text:style-name="T63">, </text:span>m<text:span text:style-name="T63">]</text:span> <text:span text:style-name="T84">as</text:span> R<text:span text:style-name="T63"> [</text:span>k<text:span text:style-name="T63">, </text:span>l<text:span text:style-name="T63">]</text:span> and<text:span text:style-name="T2"> </text:span>E<text:span text:style-name="T63"> [</text:span>k<text:span text:style-name="T63">, </text:span>l<text:span text:style-name="T63">, </text:span>m<text:span text:style-name="T63">]</text:span> <text:span text:style-name="T84">as</text:span> E<text:span text:style-name="T63"> [</text:span>k<text:span text:style-name="T63">, </text:span>l<text:span text:style-name="T63">]</text:span><text:span text:style-name="T84">, [29 - 30]</text:span> . We then have an equation which involves only the radial coordinate<text:span text:style-name="T63"> [</text:span><text:span text:style-name="T84">30</text:span><text:span text:style-name="T63">] </text:span>which, using<text:span text:style-name="T63"> [</text:span><text:span text:style-name="T84">31</text:span><text:span text:style-name="T63"> - </text:span><text:span text:style-name="T84">3</text:span><text:span text:style-name="T63">2] </text:span>becomes<text:span text:style-name="T63"> </text:span><text:span text:style-name="T64">The radial equation</text:span><text:span text:style-name="T65"> [</text:span><text:span text:style-name="T66">33</text:span><text:span text:style-name="T65">]</text:span><text:span text:style-name="T66">.</text:span></text:p>
      <text:p text:style-name="Standard"/>
      <text:p text:style-name="Standard">This is the radial equation for energy eigenstates in a spherical potential.</text:p>
      <text:p text:style-name="Standard">An alternative form is obtained by setting U<text:span text:style-name="T63"> [</text:span>kl<text:span text:style-name="T63">]</text:span> (r ) <text:span text:style-name="T84">as</text:span> r<text:span text:style-name="T63"> </text:span>R<text:span text:style-name="T63"> [</text:span>kl<text:span text:style-name="T63">]</text:span> (r)<text:span text:style-name="T63">,</text:span> <text:span text:style-name="T63">[</text:span><text:span text:style-name="T84">34</text:span><text:span text:style-name="T63">] </text:span>and<text:span text:style-name="T2"> </text:span>applying<text:span text:style-name="T63"> [</text:span><text:span text:style-name="T84">31</text:span><text:span text:style-name="T63"> - </text:span><text:span text:style-name="T84">3</text:span><text:span text:style-name="T63">2], [3</text:span><text:span text:style-name="T84">5</text:span><text:span text:style-name="T63">].</text:span></text:p>
      <text:p text:style-name="Standard"/>
      <text:p text:style-name="Standard"/>
      <text:h text:style-name="P15" text:outline-level="1">The free particle</text:h>
      <text:p text:style-name="Standard"/>
      <text:p text:style-name="Standard">The simplest possible central potential is V (r ) = 0. If we write<text:span text:style-name="T63"> [</text:span><text:span text:style-name="T84">1</text:span><text:span text:style-name="T63"> - </text:span><text:span text:style-name="T84">3</text:span><text:span text:style-name="T63">]</text:span><text:span text:style-name="T67">, and recall that (k^2) is the the Energ</text:span><text:span text:style-name="T84">y</text:span><text:span text:style-name="T67"> (E) minus the Potential V (r) times by twice the mass divided h-bar squared [</text:span><text:span text:style-name="T84">4</text:span><text:span text:style-name="T67">].</text:span></text:p>
      <text:p text:style-name="Standard"/>
      <text:p text:style-name="Standard">Then the radial equation is<text:span text:style-name="T63"> [</text:span><text:span text:style-name="T85">5</text:span><text:span text:style-name="T63">]</text:span><text:span text:style-name="T67"> transformed with (k), [</text:span><text:span text:style-name="T85">6</text:span><text:span text:style-name="T67">] to look like [</text:span><text:span text:style-name="T85">8</text:span><text:span text:style-name="T67">].</text:span></text:p>
      <text:p text:style-name="Standard"/>
      <text:p text:style-name="Standard">Rescaling the r-coordinate<text:span text:style-name="T67"> as (u) in terms of (k and r), [</text:span><text:span text:style-name="T85">6</text:span><text:span text:style-name="T67">], [</text:span><text:span text:style-name="T85">8</text:span><text:span text:style-name="T67">] transitions into</text:span><text:span text:style-name="T85">,</text:span><text:span text:style-name="T67"> [</text:span><text:span text:style-name="T85">10</text:span><text:span text:style-name="T67">]</text:span><text:span text:style-name="T68">. </text:span></text:p>
      <text:p text:style-name="Standard"/>
      <text:p text:style-name="P14">Writing<text:span text:style-name="T2"> </text:span><text:span text:style-name="T68">[</text:span><text:span text:style-name="T85">8</text:span><text:span text:style-name="T68">] </text:span>we have a second-order differential equation<text:span text:style-name="T68"> [</text:span><text:span text:style-name="T85">9</text:span><text:span text:style-name="T68">], </text:span>which is known as the spherical Bessel equation. Solutions of this equation, which are<text:span text:style-name="T1"> </text:span>finite and differentiable at <text:span text:style-name="T85">(</text:span>r = 0<text:span text:style-name="T85">)</text:span>, are the spherical Bessel functions Q<text:span text:style-name="T68"> [</text:span>l<text:span text:style-name="T68">]</text:span> (u) = j<text:span text:style-name="T68"> [</text:span>l<text:span text:style-name="T68">]</text:span> (u), the<text:span text:style-name="T1"> </text:span>first few of which are listed below<text:span text:style-name="T68">, [</text:span><text:span text:style-name="T85">11</text:span><text:span text:style-name="T68"> - </text:span><text:span text:style-name="T85">13</text:span><text:span text:style-name="T68">].</text:span></text:p>
      <text:p text:style-name="P14"/>
      <text:p text:style-name="Standard">Putting everything together, the eigen<text:span text:style-name="T74"> </text:span>states of energy and angular momentum<text:span text:style-name="T69"> [</text:span><text:span text:style-name="T85">18</text:span><text:span text:style-name="T69">], <text:s/></text:span>for <text:span text:style-name="T69">(</text:span>V = 0<text:span text:style-name="T69">)</text:span> are<text:span text:style-name="T69"> [</text:span><text:span text:style-name="T85">14</text:span><text:span text:style-name="T69">], </text:span>with eigenvalues<text:span text:style-name="T69"> [</text:span><text:span text:style-name="T85">15 - 17</text:span><text:span text:style-name="T69">]</text:span><text:span text:style-name="T70">.</text:span></text:p>
      <text:p text:style-name="Standard"/>
      <text:p text:style-name="Standard">Since there is one and only one eigen<text:span text:style-name="T74"> </text:span>state <text:span text:style-name="T85">(O) </text:span>corresponding to a given set of eigen<text:span text:style-name="T85"> </text:span>values<text:span text:style-name="T1"> </text:span>of {<text:span text:style-name="T70"> </text:span>H, L<text:span text:style-name="T70">^</text:span>2, Lz<text:span text:style-name="T70"> </text:span>}, it follows that <text:span text:style-name="T70">(</text:span>E , L<text:span text:style-name="T70">^</text:span>2, Lz<text:span text:style-name="T70">)</text:span> is a complete set of observables<text:span text:style-name="T85">, [18]</text:span>.</text:p>
      <text:p text:style-name="Standard"/>
      <text:p text:style-name="Standard">For the free particle in one dimension, we found that <text:span text:style-name="T70">(</text:span>E , P<text:span text:style-name="T70">)</text:span> was a complete set of<text:span text:style-name="T1"> </text:span>observables, where <text:span text:style-name="T70">(</text:span>P<text:span text:style-name="T70">)</text:span> is parity, and also that p is a complete set of observables, where<text:span text:style-name="T1"> </text:span><text:span text:style-name="T70">(</text:span>p<text:span text:style-name="T70">)</text:span> is momentum. Similarly, in three dimensions, the three components of momentum<text:span text:style-name="T1"> </text:span>{px , py , pz } are a complete set of observables, because there is one and only one<text:span text:style-name="T1"> </text:span>eigen<text:span text:style-name="T74"> </text:span>state of {px , py , pz } with a given set of eigen<text:span text:style-name="T85"> </text:span>values<text:span text:style-name="T70"> [</text:span><text:span text:style-name="T85">21</text:span><text:span text:style-name="T71"> - 2</text:span><text:span text:style-name="T85">3</text:span><text:span text:style-name="T70">]</text:span><text:span text:style-name="T71">, </text:span>namely<text:span text:style-name="T71"> [2</text:span><text:span text:style-name="T85">4</text:span><text:span text:style-name="T71">].</text:span></text:p>
      <text:p text:style-name="Standard"/>
      <text:p text:style-name="Standard">This wave function is also an eigen<text:span text:style-name="T74"> </text:span>state of the Hamiltonian<text:span text:style-name="T71"> [</text:span><text:span text:style-name="T85">25</text:span><text:span text:style-name="T71">] </text:span>with energy<text:span text:style-name="T71"> [2</text:span><text:span text:style-name="T85">6</text:span><text:span text:style-name="T71"> - 2</text:span><text:span text:style-name="T85">7</text:span><text:span text:style-name="T71">]. </text:span></text:p>
      <text:p text:style-name="Standard"/>
      <text:p text:style-name="Standard">The Hamiltonian of a free particle is invariant under translations<text:span text:style-name="T71"> [28], <text:s/></text:span>and also under rotations of the coordinates. The energy eigen<text:span text:style-name="T74"> </text:span>states {<text:span text:style-name="T71"> w [</text:span>p<text:span text:style-name="T71">] </text:span>} are<text:span text:style-name="T1"> </text:span>eigen<text:span text:style-name="T74"> </text:span>states of the Hamiltonian and the translation operator<text:span text:style-name="T72"> </text:span><text:soft-page-break/><text:span text:style-name="T72">[29] </text:span>while the energy eigen<text:span text:style-name="T74"> </text:span>states {j<text:span text:style-name="T72"> [</text:span>l<text:span text:style-name="T72">]</text:span> (k<text:span text:style-name="T74"> </text:span>r )<text:span text:style-name="T72"> </text:span>Y<text:span text:style-name="T72"> [</text:span>l<text:span text:style-name="T72">, </text:span>m<text:span text:style-name="T72">] </text:span>(θ , ϕ )<text:span text:style-name="T72"> </text:span>}<text:span text:style-name="T72">, [</text:span><text:span text:style-name="T85">30</text:span><text:span text:style-name="T72">]</text:span> are eigen<text:span text:style-name="T74"> </text:span>states of the Hamiltonian and<text:span text:style-name="T1"> </text:span>the rotation operator along the z-axis<text:span text:style-name="T72"> [</text:span><text:span text:style-name="T85">31</text:span><text:span text:style-name="T72">] </text:span>as well as the total angular momentum operator <text:span text:style-name="T72">(</text:span>L^2<text:span text:style-name="T72">)</text:span> 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7T22:58:01.065220800</dc:date>
    <meta:editing-duration>P1DT3H49M47S</meta:editing-duration>
    <meta:editing-cycles>32</meta:editing-cycles>
    <meta:generator>LibreOffice/7.5.9.2$Linux_X86_64 LibreOffice_project/50$Build-2</meta:generator>
    <meta:document-statistic meta:table-count="0" meta:image-count="0" meta:object-count="0" meta:page-count="17" meta:paragraph-count="97" meta:word-count="4366" meta:character-count="24268" meta:non-whitespace-character-count="19981"/>
  </office:meta>
</office:document-meta>
</file>